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6111000" table:style-name="ce5">
            <text:p>6.111.000</text:p>
          </table:table-cell>
          <table:table-cell office:value-type="float" office:value="913500" table:style-name="ce5">
            <text:p>913.5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476000" table:style-name="ce5">
            <text:p>476.000</text:p>
          </table:table-cell>
          <table:table-cell office:value-type="float" office:value="9306300" table:style-name="ce6">
            <text:p>9.306.300</text:p>
          </table:table-cell>
          <table:table-cell office:value-type="float" office:value="8717953" table:style-name="ce6">
            <text:p>8.717.953</text:p>
          </table:table-cell>
          <table:table-cell office:value-type="percentage" office:value="0.93677970836959912" table:style-name="ce7">
            <text:p>93,7%</text:p>
          </table:table-cell>
          <table:table-cell office:value-type="float" office:value="4992952" table:style-name="ce5">
            <text:p>4.992.952</text:p>
          </table:table-cell>
          <table:table-cell office:value-type="float" office:value="3937180" table:style-name="ce5">
            <text:p>3.937.180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070865" table:style-name="ce5">
            <text:p>1.070.865</text:p>
          </table:table-cell>
          <table:table-cell office:value-type="float" office:value="144700" table:style-name="ce5">
            <text:p>144.700</text:p>
          </table:table-cell>
          <table:table-cell office:value-type="float" office:value="285700" table:style-name="ce5">
            <text:p>285.700</text:p>
          </table:table-cell>
          <table:table-cell office:value-type="float" office:value="56900" table:style-name="ce5">
            <text:p>56.900</text:p>
          </table:table-cell>
          <table:table-cell office:value-type="float" office:value="1558165" table:style-name="ce6">
            <text:p>1.558.165</text:p>
          </table:table-cell>
          <table:table-cell office:value-type="float" office:value="1410416" table:style-name="ce6">
            <text:p>1.410.416</text:p>
          </table:table-cell>
          <table:table-cell office:value-type="percentage" office:value="0.90517756463532428" table:style-name="ce7">
            <text:p>90,5%</text:p>
          </table:table-cell>
          <table:table-cell office:value-type="float" office:value="819608" table:style-name="ce5">
            <text:p>819.608</text:p>
          </table:table-cell>
          <table:table-cell office:value-type="float" office:value="661280" table:style-name="ce5">
            <text:p>661.280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904145" table:style-name="ce5">
            <text:p>904.145</text:p>
          </table:table-cell>
          <table:table-cell office:value-type="float" office:value="119800" table:style-name="ce5">
            <text:p>119.800</text:p>
          </table:table-cell>
          <table:table-cell office:value-type="float" office:value="233400" table:style-name="ce5">
            <text:p>233.400</text:p>
          </table:table-cell>
          <table:table-cell office:value-type="float" office:value="43750" table:style-name="ce5">
            <text:p>43.750</text:p>
          </table:table-cell>
          <table:table-cell office:value-type="float" office:value="1301095" table:style-name="ce6">
            <text:p>1.301.095</text:p>
          </table:table-cell>
          <table:table-cell office:value-type="float" office:value="1249316" table:style-name="ce6">
            <text:p>1.249.316</text:p>
          </table:table-cell>
          <table:table-cell office:value-type="percentage" office:value="0.9602035208804891" table:style-name="ce7">
            <text:p>96,0%</text:p>
          </table:table-cell>
          <table:table-cell office:value-type="float" office:value="693172" table:style-name="ce5">
            <text:p>693.172</text:p>
          </table:table-cell>
          <table:table-cell office:value-type="float" office:value="597448" table:style-name="ce5">
            <text:p>597.448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795960" table:style-name="ce5">
            <text:p>795.960</text:p>
          </table:table-cell>
          <table:table-cell office:value-type="float" office:value="130800" table:style-name="ce5">
            <text:p>130.800</text:p>
          </table:table-cell>
          <table:table-cell office:value-type="float" office:value="256400" table:style-name="ce5">
            <text:p>256.400</text:p>
          </table:table-cell>
          <table:table-cell office:value-type="float" office:value="55550" table:style-name="ce5">
            <text:p>55.550</text:p>
          </table:table-cell>
          <table:table-cell office:value-type="float" office:value="1238710" table:style-name="ce6">
            <text:p>1.238.710</text:p>
          </table:table-cell>
          <table:table-cell office:value-type="float" office:value="1112760" table:style-name="ce6">
            <text:p>1.112.760</text:p>
          </table:table-cell>
          <table:table-cell office:value-type="percentage" office:value="0.89832164106207268" table:style-name="ce7">
            <text:p>89,8%</text:p>
          </table:table-cell>
          <table:table-cell office:value-type="float" office:value="664908" table:style-name="ce5">
            <text:p>664.908</text:p>
          </table:table-cell>
          <table:table-cell office:value-type="float" office:value="507339" table:style-name="ce5">
            <text:p>507.339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511610" table:style-name="ce5">
            <text:p>1.511.610</text:p>
          </table:table-cell>
          <table:table-cell office:value-type="float" office:value="232300" table:style-name="ce5">
            <text:p>232.300</text:p>
          </table:table-cell>
          <table:table-cell office:value-type="float" office:value="503700" table:style-name="ce5">
            <text:p>503.700</text:p>
          </table:table-cell>
          <table:table-cell office:value-type="float" office:value="111900" table:style-name="ce5">
            <text:p>111.900</text:p>
          </table:table-cell>
          <table:table-cell office:value-type="float" office:value="2359510" table:style-name="ce6">
            <text:p>2.359.510</text:p>
          </table:table-cell>
          <table:table-cell office:value-type="float" office:value="2095355" table:style-name="ce6">
            <text:p>2.095.355</text:p>
          </table:table-cell>
          <table:table-cell office:value-type="percentage" office:value="0.88804667070705356" table:style-name="ce7">
            <text:p>88,8%</text:p>
          </table:table-cell>
          <table:table-cell office:value-type="float" office:value="1260413" table:style-name="ce5">
            <text:p>1.260.413</text:p>
          </table:table-cell>
          <table:table-cell office:value-type="float" office:value="936412" table:style-name="ce5">
            <text:p>936.412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472245" table:style-name="ce5">
            <text:p>472.245</text:p>
          </table:table-cell>
          <table:table-cell office:value-type="float" office:value="63500" table:style-name="ce5">
            <text:p>63.5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690895" table:style-name="ce6">
            <text:p>690.895</text:p>
          </table:table-cell>
          <table:table-cell office:value-type="float" office:value="618507" table:style-name="ce6">
            <text:p>618.507</text:p>
          </table:table-cell>
          <table:table-cell office:value-type="percentage" office:value="0.89522575789374648" table:style-name="ce7">
            <text:p>89,5%</text:p>
          </table:table-cell>
          <table:table-cell office:value-type="float" office:value="354216" table:style-name="ce5">
            <text:p>354.216</text:p>
          </table:table-cell>
          <table:table-cell office:value-type="float" office:value="283669" table:style-name="ce5">
            <text:p>283.669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117415" table:style-name="ce5">
            <text:p>2.117.415</text:p>
          </table:table-cell>
          <table:table-cell office:value-type="float" office:value="289400" table:style-name="ce5">
            <text:p>289.400</text:p>
          </table:table-cell>
          <table:table-cell office:value-type="float" office:value="514400" table:style-name="ce5">
            <text:p>514.400</text:p>
          </table:table-cell>
          <table:table-cell office:value-type="float" office:value="102850" table:style-name="ce5">
            <text:p>102.850</text:p>
          </table:table-cell>
          <table:table-cell office:value-type="float" office:value="3024065" table:style-name="ce6">
            <text:p>3.024.065</text:p>
          </table:table-cell>
          <table:table-cell office:value-type="float" office:value="2702548" table:style-name="ce6">
            <text:p>2.702.548</text:p>
          </table:table-cell>
          <table:table-cell office:value-type="percentage" office:value="0.89368052604689385" table:style-name="ce7">
            <text:p>89,4%</text:p>
          </table:table-cell>
          <table:table-cell office:value-type="float" office:value="1523710" table:style-name="ce5">
            <text:p>1.523.710</text:p>
          </table:table-cell>
          <table:table-cell office:value-type="float" office:value="1293957" table:style-name="ce5">
            <text:p>1.293.957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570005" table:style-name="ce5">
            <text:p>1.570.005</text:p>
          </table:table-cell>
          <table:table-cell office:value-type="float" office:value="226200" table:style-name="ce5">
            <text:p>226.200</text:p>
          </table:table-cell>
          <table:table-cell office:value-type="float" office:value="460900" table:style-name="ce5">
            <text:p>460.900</text:p>
          </table:table-cell>
          <table:table-cell office:value-type="float" office:value="89425" table:style-name="ce5">
            <text:p>89.425</text:p>
          </table:table-cell>
          <table:table-cell office:value-type="float" office:value="2346530" table:style-name="ce6">
            <text:p>2.346.530</text:p>
          </table:table-cell>
          <table:table-cell office:value-type="float" office:value="2123183" table:style-name="ce6">
            <text:p>2.123.183</text:p>
          </table:table-cell>
          <table:table-cell office:value-type="percentage" office:value="0.90481817833140854" table:style-name="ce7">
            <text:p>90,5%</text:p>
          </table:table-cell>
          <table:table-cell office:value-type="float" office:value="1258435" table:style-name="ce5">
            <text:p>1.258.435</text:p>
          </table:table-cell>
          <table:table-cell office:value-type="float" office:value="936060" table:style-name="ce5">
            <text:p>936.060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5778080" table:style-name="ce5">
            <text:p>5.778.080</text:p>
          </table:table-cell>
          <table:table-cell office:value-type="float" office:value="826000" table:style-name="ce5">
            <text:p>826.0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394000" table:style-name="ce5">
            <text:p>394.000</text:p>
          </table:table-cell>
          <table:table-cell office:value-type="float" office:value="8696180" table:style-name="ce6">
            <text:p>8.696.180</text:p>
          </table:table-cell>
          <table:table-cell office:value-type="float" office:value="7966456" table:style-name="ce6">
            <text:p>7.966.456</text:p>
          </table:table-cell>
          <table:table-cell office:value-type="percentage" office:value="0.91608683352920472" table:style-name="ce7">
            <text:p>91,6%</text:p>
          </table:table-cell>
          <table:table-cell office:value-type="float" office:value="4613641" table:style-name="ce5">
            <text:p>4.613.641</text:p>
          </table:table-cell>
          <table:table-cell office:value-type="float" office:value="3725943" table:style-name="ce5">
            <text:p>3.725.943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3685690" table:style-name="ce5">
            <text:p>3.685.690</text:p>
          </table:table-cell>
          <table:table-cell office:value-type="float" office:value="529700" table:style-name="ce5">
            <text:p>529.700</text:p>
          </table:table-cell>
          <table:table-cell office:value-type="float" office:value="1009800" table:style-name="ce5">
            <text:p>1.009.800</text:p>
          </table:table-cell>
          <table:table-cell office:value-type="float" office:value="307250" table:style-name="ce5">
            <text:p>307.250</text:p>
          </table:table-cell>
          <table:table-cell office:value-type="float" office:value="5532440" table:style-name="ce6">
            <text:p>5.532.440</text:p>
          </table:table-cell>
          <table:table-cell office:value-type="float" office:value="5002915" table:style-name="ce6">
            <text:p>5.002.915</text:p>
          </table:table-cell>
          <table:table-cell office:value-type="percentage" office:value="0.90428725842485413" table:style-name="ce7">
            <text:p>90,4%</text:p>
          </table:table-cell>
          <table:table-cell office:value-type="float" office:value="2899174" table:style-name="ce5">
            <text:p>2.899.174</text:p>
          </table:table-cell>
          <table:table-cell office:value-type="float" office:value="2263906" table:style-name="ce5">
            <text:p>2.263.906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860615" table:style-name="ce5">
            <text:p>860.615</text:p>
          </table:table-cell>
          <table:table-cell office:value-type="float" office:value="115000" table:style-name="ce5">
            <text:p>115.000</text:p>
          </table:table-cell>
          <table:table-cell office:value-type="float" office:value="228000" table:style-name="ce5">
            <text:p>228.000</text:p>
          </table:table-cell>
          <table:table-cell office:value-type="float" office:value="45550" table:style-name="ce5">
            <text:p>45.550</text:p>
          </table:table-cell>
          <table:table-cell office:value-type="float" office:value="1249165" table:style-name="ce6">
            <text:p>1.249.165</text:p>
          </table:table-cell>
          <table:table-cell office:value-type="float" office:value="1195213" table:style-name="ce6">
            <text:p>1.195.213</text:p>
          </table:table-cell>
          <table:table-cell office:value-type="percentage" office:value="0.95680954877858404" table:style-name="ce7">
            <text:p>95,7%</text:p>
          </table:table-cell>
          <table:table-cell office:value-type="float" office:value="694261" table:style-name="ce5">
            <text:p>694.261</text:p>
          </table:table-cell>
          <table:table-cell office:value-type="float" office:value="556951" table:style-name="ce5">
            <text:p>556.951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297995" table:style-name="ce5">
            <text:p>2.297.995</text:p>
          </table:table-cell>
          <table:table-cell office:value-type="float" office:value="305800" table:style-name="ce5">
            <text:p>305.800</text:p>
          </table:table-cell>
          <table:table-cell office:value-type="float" office:value="595400" table:style-name="ce5">
            <text:p>595.400</text:p>
          </table:table-cell>
          <table:table-cell office:value-type="float" office:value="116000" table:style-name="ce5">
            <text:p>116.000</text:p>
          </table:table-cell>
          <table:table-cell office:value-type="float" office:value="3315195" table:style-name="ce6">
            <text:p>3.315.195</text:p>
          </table:table-cell>
          <table:table-cell office:value-type="float" office:value="3167352" table:style-name="ce6">
            <text:p>3.167.352</text:p>
          </table:table-cell>
          <table:table-cell office:value-type="percentage" office:value="0.95540443322338509" table:style-name="ce7">
            <text:p>95,5%</text:p>
          </table:table-cell>
          <table:table-cell office:value-type="float" office:value="1766310" table:style-name="ce5">
            <text:p>1.766.310</text:p>
          </table:table-cell>
          <table:table-cell office:value-type="float" office:value="1534283" table:style-name="ce5">
            <text:p>1.534.283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53955" table:style-name="ce5">
            <text:p>253.955</text:p>
          </table:table-cell>
          <table:table-cell office:value-type="float" office:value="34200" table:style-name="ce5">
            <text:p>34.200</text:p>
          </table:table-cell>
          <table:table-cell office:value-type="float" office:value="61400" table:style-name="ce5">
            <text:p>61.400</text:p>
          </table:table-cell>
          <table:table-cell office:value-type="float" office:value="14150" table:style-name="ce5">
            <text:p>14.150</text:p>
          </table:table-cell>
          <table:table-cell office:value-type="float" office:value="363705" table:style-name="ce6">
            <text:p>363.705</text:p>
          </table:table-cell>
          <table:table-cell office:value-type="float" office:value="323797" table:style-name="ce6">
            <text:p>323.797</text:p>
          </table:table-cell>
          <table:table-cell office:value-type="percentage" office:value="0.89027371083707951" table:style-name="ce7">
            <text:p>89,0%</text:p>
          </table:table-cell>
          <table:table-cell office:value-type="float" office:value="185868" table:style-name="ce5">
            <text:p>185.868</text:p>
          </table:table-cell>
          <table:table-cell office:value-type="float" office:value="157595" table:style-name="ce5">
            <text:p>157.595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4920945" table:style-name="ce5">
            <text:p>4.920.945</text:p>
          </table:table-cell>
          <table:table-cell office:value-type="float" office:value="743400" table:style-name="ce5">
            <text:p>743.400</text:p>
          </table:table-cell>
          <table:table-cell office:value-type="float" office:value="1509400" table:style-name="ce5">
            <text:p>1.509.400</text:p>
          </table:table-cell>
          <table:table-cell office:value-type="float" office:value="341800" table:style-name="ce5">
            <text:p>341.800</text:p>
          </table:table-cell>
          <table:table-cell office:value-type="float" office:value="7515545" table:style-name="ce6">
            <text:p>7.515.545</text:p>
          </table:table-cell>
          <table:table-cell office:value-type="float" office:value="6400207" table:style-name="ce6">
            <text:p>6.400.207</text:p>
          </table:table-cell>
          <table:table-cell office:value-type="percentage" office:value="0.85159585898294798" table:style-name="ce7">
            <text:p>85,2%</text:p>
          </table:table-cell>
          <table:table-cell office:value-type="float" office:value="3909176" table:style-name="ce5">
            <text:p>3.909.176</text:p>
          </table:table-cell>
          <table:table-cell office:value-type="float" office:value="2896187" table:style-name="ce5">
            <text:p>2.896.187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081805" table:style-name="ce5">
            <text:p>1.081.805</text:p>
          </table:table-cell>
          <table:table-cell office:value-type="float" office:value="162600" table:style-name="ce5">
            <text:p>162.6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1592405" table:style-name="ce6">
            <text:p>1.592.405</text:p>
          </table:table-cell>
          <table:table-cell office:value-type="float" office:value="1453215" table:style-name="ce6">
            <text:p>1.453.215</text:p>
          </table:table-cell>
          <table:table-cell office:value-type="percentage" office:value="0.91259133197898779" table:style-name="ce7">
            <text:p>91,3%</text:p>
          </table:table-cell>
          <table:table-cell office:value-type="float" office:value="845743" table:style-name="ce5">
            <text:p>845.743</text:p>
          </table:table-cell>
          <table:table-cell office:value-type="float" office:value="663007" table:style-name="ce5">
            <text:p>663.007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503835" table:style-name="ce5">
            <text:p>503.835</text:p>
          </table:table-cell>
          <table:table-cell office:value-type="float" office:value="72900" table:style-name="ce5">
            <text:p>72.900</text:p>
          </table:table-cell>
          <table:table-cell office:value-type="float" office:value="145700" table:style-name="ce5">
            <text:p>145.700</text:p>
          </table:table-cell>
          <table:table-cell office:value-type="float" office:value="28900" table:style-name="ce5">
            <text:p>28.900</text:p>
          </table:table-cell>
          <table:table-cell office:value-type="float" office:value="751335" table:style-name="ce6">
            <text:p>751.335</text:p>
          </table:table-cell>
          <table:table-cell office:value-type="float" office:value="694665" table:style-name="ce6">
            <text:p>694.665</text:p>
          </table:table-cell>
          <table:table-cell office:value-type="percentage" office:value="0.92457425782107849" table:style-name="ce7">
            <text:p>92,5%</text:p>
          </table:table-cell>
          <table:table-cell office:value-type="float" office:value="406212" table:style-name="ce5">
            <text:p>406.212</text:p>
          </table:table-cell>
          <table:table-cell office:value-type="float" office:value="327218" table:style-name="ce5">
            <text:p>327.218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759500" table:style-name="ce5">
            <text:p>1.759.500</text:p>
          </table:table-cell>
          <table:table-cell office:value-type="float" office:value="237000" table:style-name="ce5">
            <text:p>237.000</text:p>
          </table:table-cell>
          <table:table-cell office:value-type="float" office:value="549600" table:style-name="ce5">
            <text:p>549.600</text:p>
          </table:table-cell>
          <table:table-cell office:value-type="float" office:value="97800" table:style-name="ce5">
            <text:p>97.800</text:p>
          </table:table-cell>
          <table:table-cell office:value-type="float" office:value="2643900" table:style-name="ce6">
            <text:p>2.643.900</text:p>
          </table:table-cell>
          <table:table-cell office:value-type="float" office:value="2360719" table:style-name="ce6">
            <text:p>2.360.719</text:p>
          </table:table-cell>
          <table:table-cell office:value-type="percentage" office:value="0.89289269639547642" table:style-name="ce7">
            <text:p>89,3%</text:p>
          </table:table-cell>
          <table:table-cell office:value-type="float" office:value="1403592" table:style-name="ce5">
            <text:p>1.403.592</text:p>
          </table:table-cell>
          <table:table-cell office:value-type="float" office:value="1087794" table:style-name="ce5">
            <text:p>1.087.794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59310" table:style-name="ce5">
            <text:p>59.310</text:p>
          </table:table-cell>
          <table:table-cell office:value-type="float" office:value="9800" table:style-name="ce5">
            <text:p>9.8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91360" table:style-name="ce6">
            <text:p>91.360</text:p>
          </table:table-cell>
          <table:table-cell office:value-type="float" office:value="81390" table:style-name="ce6">
            <text:p>81.390</text:p>
          </table:table-cell>
          <table:table-cell office:value-type="percentage" office:value="0.89087127845884417" table:style-name="ce7">
            <text:p>89,1%</text:p>
          </table:table-cell>
          <table:table-cell office:value-type="float" office:value="48482" table:style-name="ce5">
            <text:p>48.482</text:p>
          </table:table-cell>
          <table:table-cell office:value-type="float" office:value="37271" table:style-name="ce5">
            <text:p>37.271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59310" table:style-name="ce5">
            <text:p>59.310</text:p>
          </table:table-cell>
          <table:table-cell office:value-type="float" office:value="9600" table:style-name="ce5">
            <text:p>9.600</text:p>
          </table:table-cell>
          <table:table-cell office:value-type="float" office:value="15100" table:style-name="ce5">
            <text:p>15.100</text:p>
          </table:table-cell>
          <table:table-cell office:value-type="float" office:value="5250" table:style-name="ce5">
            <text:p>5.250</text:p>
          </table:table-cell>
          <table:table-cell office:value-type="float" office:value="89260" table:style-name="ce6">
            <text:p>89.260</text:p>
          </table:table-cell>
          <table:table-cell office:value-type="float" office:value="75895" table:style-name="ce6">
            <text:p>75.895</text:p>
          </table:table-cell>
          <table:table-cell office:value-type="percentage" office:value="0.85026887743670176" table:style-name="ce7">
            <text:p>85,0%</text:p>
          </table:table-cell>
          <table:table-cell office:value-type="float" office:value="46826" table:style-name="ce5">
            <text:p>46.826</text:p>
          </table:table-cell>
          <table:table-cell office:value-type="float" office:value="35519" table:style-name="ce5">
            <text:p>35.519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6100" table:style-name="ce5">
            <text:p>106.100</text:p>
          </table:table-cell>
          <table:table-cell office:value-type="float" office:value="2000" table:style-name="ce5">
            <text:p>2.000</text:p>
          </table:table-cell>
          <table:table-cell office:value-type="float" office:value="215768" table:style-name="ce6">
            <text:p>215.768</text:p>
          </table:table-cell>
          <table:table-cell office:value-type="float" office:value="156835" table:style-name="ce6">
            <text:p>156.835</text:p>
          </table:table-cell>
          <table:table-cell office:value-type="percentage" office:value="0.72686867376070596" table:style-name="ce7">
            <text:p>72,7%</text:p>
          </table:table-cell>
          <table:table-cell office:value-type="float" office:value="86892" table:style-name="ce5">
            <text:p>86.892</text:p>
          </table:table-cell>
          <table:table-cell office:value-type="float" office:value="71035" table:style-name="ce5">
            <text:p>71.035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3270" table:style-name="ce5">
            <text:p>3.270</text:p>
          </table:table-cell>
          <table:table-cell office:value-type="float" office:value="0" table:style-name="ce5">
            <text:p>0</text:p>
          </table:table-cell>
          <table:table-cell office:value-type="float" office:value="2360" table:style-name="ce5">
            <text:p>2.360</text:p>
          </table:table-cell>
          <table:table-cell office:value-type="float" office:value="5630" table:style-name="ce6">
            <text:p>5.630</text:p>
          </table:table-cell>
          <table:table-cell office:value-type="float" office:value="2763" table:style-name="ce6">
            <text:p>2.763</text:p>
          </table:table-cell>
          <table:table-cell office:value-type="percentage" office:value="0.49076376554174067" table:style-name="ce7">
            <text:p>49,1%</text:p>
          </table:table-cell>
          <table:table-cell office:value-type="float" office:value="2309" table:style-name="ce5">
            <text:p>2.309</text:p>
          </table:table-cell>
          <table:table-cell office:value-type="float" office:value="1680" table:style-name="ce5">
            <text:p>1.680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35863653" table:style-name="ce11">
            <text:p>35.863.653</text:p>
          </table:table-cell>
          <table:table-cell office:value-type="float" office:value="5227770" table:style-name="ce12">
            <text:p>5.227.770</text:p>
          </table:table-cell>
          <table:table-cell office:value-type="float" office:value="10387100" table:style-name="ce13">
            <text:p>10.387.100</text:p>
          </table:table-cell>
          <table:table-cell office:value-type="float" office:value="2408635" table:style-name="ce14">
            <text:p>2.408.635</text:p>
          </table:table-cell>
          <table:table-cell office:value-type="float" office:value="53887158" table:style-name="ce15">
            <text:p>53.887.158</text:p>
          </table:table-cell>
          <table:table-cell office:value-type="float" office:value="48911460" table:style-name="ce15">
            <text:p>48.911.460</text:p>
          </table:table-cell>
          <table:table-cell office:value-type="percentage" office:value="0.90766449401543869" table:style-name="ce16">
            <text:p>90,8%</text:p>
          </table:table-cell>
          <table:table-cell office:value-type="float" office:value="28475900" table:style-name="ce15">
            <text:p>28.475.900</text:p>
          </table:table-cell>
          <table:table-cell office:value-type="float" office:value="22511734" table:style-name="ce15">
            <text:p>22.511.734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247894" table:style-name="ce23">
            <text:p>4.247.894</text:p>
          </table:table-cell>
          <table:table-cell office:value-type="percentage" office:value="0.91743623734633151" table:style-name="ce24">
            <text:p>91,7%</text:p>
          </table:table-cell>
          <table:table-cell office:value-type="float" office:value="3632007" table:style-name="ce23">
            <text:p>3.632.007</text:p>
          </table:table-cell>
          <table:table-cell office:value-type="percentage" office:value="0.78442042953414981" table:style-name="ce24">
            <text:p>78,4%</text:p>
          </table:table-cell>
          <table:table-cell office:value-type="date" office:date-value="2021-07-13T00:00:00" table:style-name="ce25">
            <text:p>13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14231" table:style-name="ce5">
            <text:p>714.231</text:p>
          </table:table-cell>
          <table:table-cell office:value-type="percentage" office:value="0.90714661301753508" table:style-name="ce26">
            <text:p>90,7%</text:p>
          </table:table-cell>
          <table:table-cell office:value-type="float" office:value="608636" table:style-name="ce5">
            <text:p>608.636</text:p>
          </table:table-cell>
          <table:table-cell office:value-type="percentage" office:value="0.77303013445305579" table:style-name="ce26">
            <text:p>77,3%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27203" table:style-name="ce5">
            <text:p>627.203</text:p>
          </table:table-cell>
          <table:table-cell office:value-type="percentage" office:value="0.92731439385538872" table:style-name="ce26">
            <text:p>92,7%</text:p>
          </table:table-cell>
          <table:table-cell office:value-type="float" office:value="566214" table:style-name="ce5">
            <text:p>566.214</text:p>
          </table:table-cell>
          <table:table-cell office:value-type="percentage" office:value="0.83714266705107454" table:style-name="ce26">
            <text:p>83,7%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14600" table:style-name="ce5">
            <text:p>514.600</text:p>
          </table:table-cell>
          <table:table-cell office:value-type="percentage" office:value="0.83099451278788483" table:style-name="ce26">
            <text:p>83,1%</text:p>
          </table:table-cell>
          <table:table-cell office:value-type="float" office:value="453267" table:style-name="ce5">
            <text:p>453.267</text:p>
          </table:table-cell>
          <table:table-cell office:value-type="percentage" office:value="0.73195178746176881" table:style-name="ce26">
            <text:p>73,2%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24821" table:style-name="ce5">
            <text:p>1.024.821</text:p>
          </table:table-cell>
          <table:table-cell office:value-type="percentage" office:value="0.84119281454820061" table:style-name="ce26">
            <text:p>84,1%</text:p>
          </table:table-cell>
          <table:table-cell office:value-type="float" office:value="851602" table:style-name="ce5">
            <text:p>851.602</text:p>
          </table:table-cell>
          <table:table-cell office:value-type="percentage" office:value="0.69901132320168757" table:style-name="ce26">
            <text:p>69,9%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31525" table:style-name="ce5">
            <text:p>331.525</text:p>
          </table:table-cell>
          <table:table-cell office:value-type="percentage" office:value="0.92298976017996248" table:style-name="ce26">
            <text:p>92,3%</text:p>
          </table:table-cell>
          <table:table-cell office:value-type="float" office:value="269392" table:style-name="ce5">
            <text:p>269.392</text:p>
          </table:table-cell>
          <table:table-cell office:value-type="percentage" office:value="0.75000696018218971" table:style-name="ce26">
            <text:p>75,0%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19275" table:style-name="ce5">
            <text:p>1.419.275</text:p>
          </table:table-cell>
          <table:table-cell office:value-type="percentage" office:value="0.92634594373032952" table:style-name="ce26">
            <text:p>92,6%</text:p>
          </table:table-cell>
          <table:table-cell office:value-type="float" office:value="1233523" table:style-name="ce5">
            <text:p>1.233.523</text:p>
          </table:table-cell>
          <table:table-cell office:value-type="percentage" office:value="0.80510755670893053" table:style-name="ce26">
            <text:p>80,5%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52924" table:style-name="ce5">
            <text:p>1.052.924</text:p>
          </table:table-cell>
          <table:table-cell office:value-type="percentage" office:value="0.91493210939658787" table:style-name="ce26">
            <text:p>91,5%</text:p>
          </table:table-cell>
          <table:table-cell office:value-type="float" office:value="879657" table:style-name="ce5">
            <text:p>879.657</text:p>
          </table:table-cell>
          <table:table-cell office:value-type="percentage" office:value="0.76437277007217452" table:style-name="ce26">
            <text:p>76,4%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778926" table:style-name="ce5">
            <text:p>3.778.926</text:p>
          </table:table-cell>
          <table:table-cell office:value-type="percentage" office:value="0.87301203366348579" table:style-name="ce26">
            <text:p>87,3%</text:p>
          </table:table-cell>
          <table:table-cell office:value-type="float" office:value="3398647" table:style-name="ce5">
            <text:p>3.398.647</text:p>
          </table:table-cell>
          <table:table-cell office:value-type="percentage" office:value="0.78515952129634314" table:style-name="ce26">
            <text:p>78,5%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638536" table:style-name="ce5">
            <text:p>2.638.536</text:p>
          </table:table-cell>
          <table:table-cell office:value-type="percentage" office:value="0.91014034631428375" table:style-name="ce26">
            <text:p>91,0%</text:p>
          </table:table-cell>
          <table:table-cell office:value-type="float" office:value="2140374" table:style-name="ce5">
            <text:p>2.140.374</text:p>
          </table:table-cell>
          <table:table-cell office:value-type="percentage" office:value="0.73830364020126638" table:style-name="ce26">
            <text:p>73,8%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597522" table:style-name="ce5">
            <text:p>597.522</text:p>
          </table:table-cell>
          <table:table-cell office:value-type="percentage" office:value="0.96081931151589994" table:style-name="ce26">
            <text:p>96,1%</text:p>
          </table:table-cell>
          <table:table-cell office:value-type="float" office:value="525281" table:style-name="ce5">
            <text:p>525.281</text:p>
          </table:table-cell>
          <table:table-cell office:value-type="percentage" office:value="0.84465530770814035" table:style-name="ce26">
            <text:p>84,5%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21294" table:style-name="ce5">
            <text:p>1.621.294</text:p>
          </table:table-cell>
          <table:table-cell office:value-type="percentage" office:value="0.94255744284783283" table:style-name="ce26">
            <text:p>94,3%</text:p>
          </table:table-cell>
          <table:table-cell office:value-type="float" office:value="1472786" table:style-name="ce5">
            <text:p>1.472.786</text:p>
          </table:table-cell>
          <table:table-cell office:value-type="percentage" office:value="0.85622065215937904" table:style-name="ce26">
            <text:p>85,6%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73049" table:style-name="ce5">
            <text:p>173.049</text:p>
          </table:table-cell>
          <table:table-cell office:value-type="percentage" office:value="0.91724839792007884" table:style-name="ce26">
            <text:p>91,7%</text:p>
          </table:table-cell>
          <table:table-cell office:value-type="float" office:value="148683" table:style-name="ce5">
            <text:p>148.683</text:p>
          </table:table-cell>
          <table:table-cell office:value-type="percentage" office:value="0.78809610889373005" table:style-name="ce26">
            <text:p>78,8%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306107" table:style-name="ce5">
            <text:p>3.306.107</text:p>
          </table:table-cell>
          <table:table-cell office:value-type="percentage" office:value="0.88581430117783233" table:style-name="ce26">
            <text:p>88,6%</text:p>
          </table:table-cell>
          <table:table-cell office:value-type="float" office:value="2648613" table:style-name="ce5">
            <text:p>2.648.613</text:p>
          </table:table-cell>
          <table:table-cell office:value-type="percentage" office:value="0.70965013343050365" table:style-name="ce26">
            <text:p>71,0%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18671" table:style-name="ce5">
            <text:p>718.671</text:p>
          </table:table-cell>
          <table:table-cell office:value-type="percentage" office:value="0.91318717344013667" table:style-name="ce26">
            <text:p>91,3%</text:p>
          </table:table-cell>
          <table:table-cell office:value-type="float" office:value="617068" table:style-name="ce5">
            <text:p>617.068</text:p>
          </table:table-cell>
          <table:table-cell office:value-type="percentage" office:value="0.78408420924227951" table:style-name="ce26">
            <text:p>78,4%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44432" table:style-name="ce5">
            <text:p>344.432</text:p>
          </table:table-cell>
          <table:table-cell office:value-type="percentage" office:value="0.91726720248842875" table:style-name="ce26">
            <text:p>91,7%</text:p>
          </table:table-cell>
          <table:table-cell office:value-type="float" office:value="305192" table:style-name="ce5">
            <text:p>305.192</text:p>
          </table:table-cell>
          <table:table-cell office:value-type="percentage" office:value="0.81276598011174495" table:style-name="ce26">
            <text:p>81,3%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42369" table:style-name="ce5">
            <text:p>1.242.369</text:p>
          </table:table-cell>
          <table:table-cell office:value-type="percentage" office:value="0.91805639714467291" table:style-name="ce26">
            <text:p>91,8%</text:p>
          </table:table-cell>
          <table:table-cell office:value-type="float" office:value="1016959" table:style-name="ce5">
            <text:p>1.016.959</text:p>
          </table:table-cell>
          <table:table-cell office:value-type="percentage" office:value="0.75148825798442276" table:style-name="ce26">
            <text:p>75,1%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2863" table:style-name="ce5">
            <text:p>32.863</text:p>
          </table:table-cell>
          <table:table-cell office:value-type="percentage" office:value="0.84311662989378622" table:style-name="ce26">
            <text:p>84,3%</text:p>
          </table:table-cell>
          <table:table-cell office:value-type="float" office:value="30248" table:style-name="ce5">
            <text:p>30.248</text:p>
          </table:table-cell>
          <table:table-cell office:value-type="percentage" office:value="0.77602750269382725" table:style-name="ce26">
            <text:p>77,6%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0450" table:style-name="ce5">
            <text:p>30.450</text:p>
          </table:table-cell>
          <table:table-cell office:value-type="percentage" office:value="0.81799865681665551" table:style-name="ce26">
            <text:p>81,8%</text:p>
          </table:table-cell>
          <table:table-cell office:value-type="float" office:value="28816" table:style-name="ce5">
            <text:p>28.816</text:p>
          </table:table-cell>
          <table:table-cell office:value-type="percentage" office:value="0.7741034251175285" table:style-name="ce26">
            <text:p>77,4%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3874" table:style-name="ce5">
            <text:p>33.874</text:p>
          </table:table-cell>
          <table:table-cell office:value-type="string" table:style-name="ce26">
            <text:p>-</text:p>
          </table:table-cell>
          <table:table-cell office:value-type="float" office:value="29446" table:style-name="ce5">
            <text:p>29.446</text:p>
          </table:table-cell>
          <table:table-cell office:value-type="string" table:style-name="ce26">
            <text:p>-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108" table:style-name="ce5">
            <text:p>1.108</text:p>
          </table:table-cell>
          <table:table-cell office:value-type="string" table:style-name="ce26">
            <text:p>-</text:p>
          </table:table-cell>
          <table:table-cell office:value-type="float" office:value="925" table:style-name="ce5">
            <text:p>925</text:p>
          </table:table-cell>
          <table:table-cell office:value-type="string" table:style-name="ce26">
            <text:p>-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4451674" table:style-name="ce15">
            <text:p>24.451.674</text:p>
          </table:table-cell>
          <table:table-cell office:value-type="percentage" office:value="0.90373985191804085" table:style-name="ce16">
            <text:p>90,4%</text:p>
          </table:table-cell>
          <table:table-cell office:value-type="float" office:value="20857336" table:style-name="ce15">
            <text:p>20.857.336</text:p>
          </table:table-cell>
          <table:table-cell office:value-type="percentage" office:value="0.77089224026317471" table:style-name="ce16">
            <text:p>77,1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2116" table:style-name="ce35">
            <text:p>432.116</text:p>
          </table:table-cell>
          <table:table-cell office:value-type="percentage" office:value="1" table:style-name="ce36">
            <text:p>100,0%</text:p>
          </table:table-cell>
          <table:table-cell office:value-type="float" office:value="648965" table:style-name="ce35">
            <text:p>648.965</text:p>
          </table:table-cell>
          <table:table-cell office:value-type="percentage" office:value="0.99782281462711853" table:style-name="ce36">
            <text:p>99,8%</text:p>
          </table:table-cell>
          <table:table-cell office:value-type="float" office:value="893805" table:style-name="ce35">
            <text:p>893.805</text:p>
          </table:table-cell>
          <table:table-cell office:value-type="percentage" office:value="0.97561308392648782" table:style-name="ce36">
            <text:p>97,6%</text:p>
          </table:table-cell>
          <table:table-cell office:value-type="float" office:value="1153566" table:style-name="ce35">
            <text:p>1.153.566</text:p>
          </table:table-cell>
          <table:table-cell office:value-type="percentage" office:value="0.91189474324932152" table:style-name="ce36">
            <text:p>91,2%</text:p>
          </table:table-cell>
          <table:table-cell office:value-type="float" office:value="1119442" table:style-name="ce35">
            <text:p>1.119.442</text:p>
          </table:table-cell>
          <table:table-cell office:value-type="percentage" office:value="0.80819484894384142" table:style-name="ce36">
            <text:p>80,8%</text:p>
          </table:table-cell>
          <table:table-cell office:value-type="float" office:value="605532" table:style-name="ce35">
            <text:p>605.532</text:p>
          </table:table-cell>
          <table:table-cell office:value-type="percentage" office:value="0.53106733192015199" table:style-name="ce36">
            <text:p>53,1%</text:p>
          </table:table-cell>
          <table:table-cell office:value-type="float" office:value="132869" table:style-name="ce35">
            <text:p>132.869</text:p>
          </table:table-cell>
          <table:table-cell office:value-type="percentage" office:value="0.14307419627166534" table:style-name="ce36">
            <text:p>14,3%</text:p>
          </table:table-cell>
          <table:table-cell office:value-type="float" office:value="6657" table:style-name="ce35">
            <text:p>6.657</text:p>
          </table:table-cell>
          <table:table-cell office:value-type="percentage" office:value="8.8417294566261167E-3" table:style-name="ce36">
            <text:p>0,9%</text:p>
          </table:table-cell>
          <table:table-cell office:value-type="float" office:value="4992952" table:style-name="ce35">
            <text:p>4.992.952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7001727729897109" table:style-name="ce36">
            <text:p>67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827" table:style-name="ce38">
            <text:p>100.827</text:p>
          </table:table-cell>
          <table:table-cell office:value-type="percentage" office:value="1" table:style-name="ce39">
            <text:p>100,0%</text:p>
          </table:table-cell>
          <table:table-cell office:value-type="float" office:value="118352" table:style-name="ce38">
            <text:p>118.352</text:p>
          </table:table-cell>
          <table:table-cell office:value-type="percentage" office:value="0.99493085620612842" table:style-name="ce39">
            <text:p>99,5%</text:p>
          </table:table-cell>
          <table:table-cell office:value-type="float" office:value="149921" table:style-name="ce38">
            <text:p>149.921</text:p>
          </table:table-cell>
          <table:table-cell office:value-type="percentage" office:value="0.95877646818062634" table:style-name="ce39">
            <text:p>95,9%</text:p>
          </table:table-cell>
          <table:table-cell office:value-type="float" office:value="175877" table:style-name="ce38">
            <text:p>175.877</text:p>
          </table:table-cell>
          <table:table-cell office:value-type="percentage" office:value="0.88707594847326321" table:style-name="ce39">
            <text:p>88,7%</text:p>
          </table:table-cell>
          <table:table-cell office:value-type="float" office:value="169254" table:style-name="ce38">
            <text:p>169.254</text:p>
          </table:table-cell>
          <table:table-cell office:value-type="percentage" office:value="0.78743666925650058" table:style-name="ce39">
            <text:p>78,7%</text:p>
          </table:table-cell>
          <table:table-cell office:value-type="float" office:value="75715" table:style-name="ce38">
            <text:p>75.715</text:p>
          </table:table-cell>
          <table:table-cell office:value-type="percentage" office:value="0.46087311152502342" table:style-name="ce39">
            <text:p>46,1%</text:p>
          </table:table-cell>
          <table:table-cell office:value-type="float" office:value="23869" table:style-name="ce38">
            <text:p>23.869</text:p>
          </table:table-cell>
          <table:table-cell office:value-type="percentage" office:value="0.18304307482304583" table:style-name="ce39">
            <text:p>18,3%</text:p>
          </table:table-cell>
          <table:table-cell office:value-type="float" office:value="5793" table:style-name="ce38">
            <text:p>5.793</text:p>
          </table:table-cell>
          <table:table-cell office:value-type="percentage" office:value="5.6183262372828752E-2" table:style-name="ce39">
            <text:p>5,6%</text:p>
          </table:table-cell>
          <table:table-cell office:value-type="float" office:value="819608" table:style-name="ce38">
            <text:p>819.608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69157411735719332" table:style-name="ce39">
            <text:p>69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592" table:style-name="ce38">
            <text:p>88.592</text:p>
          </table:table-cell>
          <table:table-cell office:value-type="percentage" office:value="1" table:style-name="ce39">
            <text:p>100,0%</text:p>
          </table:table-cell>
          <table:table-cell office:value-type="float" office:value="113725" table:style-name="ce38">
            <text:p>113.725</text:p>
          </table:table-cell>
          <table:table-cell office:value-type="percentage" office:value="1" table:style-name="ce39">
            <text:p>100,0%</text:p>
          </table:table-cell>
          <table:table-cell office:value-type="float" office:value="143852" table:style-name="ce38">
            <text:p>143.852</text:p>
          </table:table-cell>
          <table:table-cell office:value-type="percentage" office:value="0.9612434180632401" table:style-name="ce39">
            <text:p>96,1%</text:p>
          </table:table-cell>
          <table:table-cell office:value-type="float" office:value="145616" table:style-name="ce38">
            <text:p>145.616</text:p>
          </table:table-cell>
          <table:table-cell office:value-type="percentage" office:value="0.89529957883734512" table:style-name="ce39">
            <text:p>89,5%</text:p>
          </table:table-cell>
          <table:table-cell office:value-type="float" office:value="135418" table:style-name="ce38">
            <text:p>135.418</text:p>
          </table:table-cell>
          <table:table-cell office:value-type="percentage" office:value="0.81092021821273941" table:style-name="ce39">
            <text:p>81,1%</text:p>
          </table:table-cell>
          <table:table-cell office:value-type="float" office:value="54727" table:style-name="ce38">
            <text:p>54.727</text:p>
          </table:table-cell>
          <table:table-cell office:value-type="percentage" office:value="0.47816969707560442" table:style-name="ce39">
            <text:p>47,8%</text:p>
          </table:table-cell>
          <table:table-cell office:value-type="float" office:value="10588" table:style-name="ce38">
            <text:p>10.588</text:p>
          </table:table-cell>
          <table:table-cell office:value-type="percentage" office:value="0.13383726662537448" table:style-name="ce39">
            <text:p>13,4%</text:p>
          </table:table-cell>
          <table:table-cell office:value-type="float" office:value="654" table:style-name="ce38">
            <text:p>654</text:p>
          </table:table-cell>
          <table:table-cell office:value-type="percentage" office:value="1.021875E-2" table:style-name="ce39">
            <text:p>1,0%</text:p>
          </table:table-cell>
          <table:table-cell office:value-type="float" office:value="693172" table:style-name="ce38">
            <text:p>693.172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4221218574899328" table:style-name="ce39">
            <text:p>74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847" table:style-name="ce38">
            <text:p>50.847</text:p>
          </table:table-cell>
          <table:table-cell office:value-type="percentage" office:value="1" table:style-name="ce39">
            <text:p>100,0%</text:p>
          </table:table-cell>
          <table:table-cell office:value-type="float" office:value="77815" table:style-name="ce38">
            <text:p>77.815</text:p>
          </table:table-cell>
          <table:table-cell office:value-type="percentage" office:value="0.96645387252223158" table:style-name="ce39">
            <text:p>96,6%</text:p>
          </table:table-cell>
          <table:table-cell office:value-type="float" office:value="103142" table:style-name="ce38">
            <text:p>103.142</text:p>
          </table:table-cell>
          <table:table-cell office:value-type="percentage" office:value="0.87981847804761537" table:style-name="ce39">
            <text:p>88,0%</text:p>
          </table:table-cell>
          <table:table-cell office:value-type="float" office:value="138110" table:style-name="ce38">
            <text:p>138.110</text:p>
          </table:table-cell>
          <table:table-cell office:value-type="percentage" office:value="0.83300662858797203" table:style-name="ce39">
            <text:p>83,3%</text:p>
          </table:table-cell>
          <table:table-cell office:value-type="float" office:value="144686" table:style-name="ce38">
            <text:p>144.686</text:p>
          </table:table-cell>
          <table:table-cell office:value-type="percentage" office:value="0.70177327668160561" table:style-name="ce39">
            <text:p>70,2%</text:p>
          </table:table-cell>
          <table:table-cell office:value-type="float" office:value="84406" table:style-name="ce38">
            <text:p>84.406</text:p>
          </table:table-cell>
          <table:table-cell office:value-type="percentage" office:value="0.46329320972407473" table:style-name="ce39">
            <text:p>46,3%</text:p>
          </table:table-cell>
          <table:table-cell office:value-type="float" office:value="49334" table:style-name="ce38">
            <text:p>49.334</text:p>
          </table:table-cell>
          <table:table-cell office:value-type="percentage" office:value="0.3576430673761436" table:style-name="ce39">
            <text:p>35,8%</text:p>
          </table:table-cell>
          <table:table-cell office:value-type="float" office:value="16568" table:style-name="ce38">
            <text:p>16.568</text:p>
          </table:table-cell>
          <table:table-cell office:value-type="percentage" office:value="0.17352325094260579" table:style-name="ce39">
            <text:p>17,4%</text:p>
          </table:table-cell>
          <table:table-cell office:value-type="float" office:value="664908" table:style-name="ce38">
            <text:p>664.908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64250575194686854" table:style-name="ce39">
            <text:p>64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756" table:style-name="ce38">
            <text:p>91.756</text:p>
          </table:table-cell>
          <table:table-cell office:value-type="percentage" office:value="1" table:style-name="ce39">
            <text:p>100,0%</text:p>
          </table:table-cell>
          <table:table-cell office:value-type="float" office:value="148626" table:style-name="ce38">
            <text:p>148.626</text:p>
          </table:table-cell>
          <table:table-cell office:value-type="percentage" office:value="0.96178760248752682" table:style-name="ce39">
            <text:p>96,2%</text:p>
          </table:table-cell>
          <table:table-cell office:value-type="float" office:value="212613" table:style-name="ce38">
            <text:p>212.613</text:p>
          </table:table-cell>
          <table:table-cell office:value-type="percentage" office:value="0.9043821142361288" table:style-name="ce39">
            <text:p>90,4%</text:p>
          </table:table-cell>
          <table:table-cell office:value-type="float" office:value="298746" table:style-name="ce38">
            <text:p>298.746</text:p>
          </table:table-cell>
          <table:table-cell office:value-type="percentage" office:value="0.85231318756561825" table:style-name="ce39">
            <text:p>85,2%</text:p>
          </table:table-cell>
          <table:table-cell office:value-type="float" office:value="273080" table:style-name="ce38">
            <text:p>273.080</text:p>
          </table:table-cell>
          <table:table-cell office:value-type="percentage" office:value="0.70395232055763501" table:style-name="ce39">
            <text:p>70,4%</text:p>
          </table:table-cell>
          <table:table-cell office:value-type="float" office:value="165112" table:style-name="ce38">
            <text:p>165.112</text:p>
          </table:table-cell>
          <table:table-cell office:value-type="percentage" office:value="0.53101944464098494" table:style-name="ce39">
            <text:p>53,1%</text:p>
          </table:table-cell>
          <table:table-cell office:value-type="float" office:value="63368" table:style-name="ce38">
            <text:p>63.368</text:p>
          </table:table-cell>
          <table:table-cell office:value-type="percentage" office:value="0.25171202948980725" table:style-name="ce39">
            <text:p>25,2%</text:p>
          </table:table-cell>
          <table:table-cell office:value-type="float" office:value="7112" table:style-name="ce38">
            <text:p>7.112</text:p>
          </table:table-cell>
          <table:table-cell office:value-type="percentage" office:value="3.9555721174435614E-2" table:style-name="ce39">
            <text:p>4,0%</text:p>
          </table:table-cell>
          <table:table-cell office:value-type="float" office:value="1260413" table:style-name="ce38">
            <text:p>1.260.413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6428140112016989" table:style-name="ce39">
            <text:p>64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242" table:style-name="ce38">
            <text:p>42.242</text:p>
          </table:table-cell>
          <table:table-cell office:value-type="percentage" office:value="1" table:style-name="ce39">
            <text:p>100,0%</text:p>
          </table:table-cell>
          <table:table-cell office:value-type="float" office:value="55751" table:style-name="ce38">
            <text:p>55.751</text:p>
          </table:table-cell>
          <table:table-cell office:value-type="percentage" office:value="1" table:style-name="ce39">
            <text:p>100,0%</text:p>
          </table:table-cell>
          <table:table-cell office:value-type="float" office:value="74623" table:style-name="ce38">
            <text:p>74.623</text:p>
          </table:table-cell>
          <table:table-cell office:value-type="percentage" office:value="0.96480703342168206" table:style-name="ce39">
            <text:p>96,5%</text:p>
          </table:table-cell>
          <table:table-cell office:value-type="float" office:value="80894" table:style-name="ce38">
            <text:p>80.894</text:p>
          </table:table-cell>
          <table:table-cell office:value-type="percentage" office:value="0.89918189498021428" table:style-name="ce39">
            <text:p>89,9%</text:p>
          </table:table-cell>
          <table:table-cell office:value-type="float" office:value="78015" table:style-name="ce38">
            <text:p>78.015</text:p>
          </table:table-cell>
          <table:table-cell office:value-type="percentage" office:value="0.79795231617383833" table:style-name="ce39">
            <text:p>79,8%</text:p>
          </table:table-cell>
          <table:table-cell office:value-type="float" office:value="16667" table:style-name="ce38">
            <text:p>16.667</text:p>
          </table:table-cell>
          <table:table-cell office:value-type="percentage" office:value="0.23650192272217729" table:style-name="ce39">
            <text:p>23,7%</text:p>
          </table:table-cell>
          <table:table-cell office:value-type="float" office:value="5729" table:style-name="ce38">
            <text:p>5.729</text:p>
          </table:table-cell>
          <table:table-cell office:value-type="percentage" office:value="0.11343431343431343" table:style-name="ce39">
            <text:p>11,3%</text:p>
          </table:table-cell>
          <table:table-cell office:value-type="float" office:value="295" table:style-name="ce38">
            <text:p>295</text:p>
          </table:table-cell>
          <table:table-cell office:value-type="percentage" office:value="6.7101881127311601E-3" table:style-name="ce39">
            <text:p>0,7%</text:p>
          </table:table-cell>
          <table:table-cell office:value-type="float" office:value="354216" table:style-name="ce38">
            <text:p>354.216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7582093652874209" table:style-name="ce39">
            <text:p>67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588" table:style-name="ce38">
            <text:p>228.588</text:p>
          </table:table-cell>
          <table:table-cell office:value-type="percentage" office:value="1" table:style-name="ce39">
            <text:p>100,0%</text:p>
          </table:table-cell>
          <table:table-cell office:value-type="float" office:value="249016" table:style-name="ce38">
            <text:p>249.016</text:p>
          </table:table-cell>
          <table:table-cell office:value-type="percentage" office:value="1" table:style-name="ce39">
            <text:p>100,0%</text:p>
          </table:table-cell>
          <table:table-cell office:value-type="float" office:value="310231" table:style-name="ce38">
            <text:p>310.231</text:p>
          </table:table-cell>
          <table:table-cell office:value-type="percentage" office:value="0.97380836537706972" table:style-name="ce39">
            <text:p>97,4%</text:p>
          </table:table-cell>
          <table:table-cell office:value-type="float" office:value="337508" table:style-name="ce38">
            <text:p>337.508</text:p>
          </table:table-cell>
          <table:table-cell office:value-type="percentage" office:value="0.88544107037449993" table:style-name="ce39">
            <text:p>88,5%</text:p>
          </table:table-cell>
          <table:table-cell office:value-type="float" office:value="293932" table:style-name="ce38">
            <text:p>293.932</text:p>
          </table:table-cell>
          <table:table-cell office:value-type="percentage" office:value="0.80905024703761308" table:style-name="ce39">
            <text:p>80,9%</text:p>
          </table:table-cell>
          <table:table-cell office:value-type="float" office:value="76044" table:style-name="ce38">
            <text:p>76.044</text:p>
          </table:table-cell>
          <table:table-cell office:value-type="percentage" office:value="0.28397620461343698" table:style-name="ce39">
            <text:p>28,4%</text:p>
          </table:table-cell>
          <table:table-cell office:value-type="float" office:value="27086" table:style-name="ce38">
            <text:p>27.086</text:p>
          </table:table-cell>
          <table:table-cell office:value-type="percentage" office:value="0.12836601802792338" table:style-name="ce39">
            <text:p>12,8%</text:p>
          </table:table-cell>
          <table:table-cell office:value-type="float" office:value="1305" table:style-name="ce38">
            <text:p>1.305</text:p>
          </table:table-cell>
          <table:table-cell office:value-type="percentage" office:value="7.8927314294008778E-3" table:style-name="ce39">
            <text:p>0,8%</text:p>
          </table:table-cell>
          <table:table-cell office:value-type="float" office:value="1523710" table:style-name="ce38">
            <text:p>1.523.710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70015296934685445" table:style-name="ce39">
            <text:p>70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432" table:style-name="ce38">
            <text:p>137.432</text:p>
          </table:table-cell>
          <table:table-cell office:value-type="percentage" office:value="1" table:style-name="ce39">
            <text:p>100,0%</text:p>
          </table:table-cell>
          <table:table-cell office:value-type="float" office:value="157468" table:style-name="ce38">
            <text:p>157.468</text:p>
          </table:table-cell>
          <table:table-cell office:value-type="percentage" office:value="0.98973607959723697" table:style-name="ce39">
            <text:p>99,0%</text:p>
          </table:table-cell>
          <table:table-cell office:value-type="float" office:value="215286" table:style-name="ce38">
            <text:p>215.286</text:p>
          </table:table-cell>
          <table:table-cell office:value-type="percentage" office:value="0.98554320558129316" table:style-name="ce39">
            <text:p>98,6%</text:p>
          </table:table-cell>
          <table:table-cell office:value-type="float" office:value="276898" table:style-name="ce38">
            <text:p>276.898</text:p>
          </table:table-cell>
          <table:table-cell office:value-type="percentage" office:value="0.90054573010101535" table:style-name="ce39">
            <text:p>90,1%</text:p>
          </table:table-cell>
          <table:table-cell office:value-type="float" office:value="265840" table:style-name="ce38">
            <text:p>265.840</text:p>
          </table:table-cell>
          <table:table-cell office:value-type="percentage" office:value="0.80410157136159466" table:style-name="ce39">
            <text:p>80,4%</text:p>
          </table:table-cell>
          <table:table-cell office:value-type="float" office:value="152554" table:style-name="ce38">
            <text:p>152.554</text:p>
          </table:table-cell>
          <table:table-cell office:value-type="percentage" office:value="0.5737248073531126" table:style-name="ce39">
            <text:p>57,4%</text:p>
          </table:table-cell>
          <table:table-cell office:value-type="float" office:value="51295" table:style-name="ce38">
            <text:p>51.295</text:p>
          </table:table-cell>
          <table:table-cell office:value-type="percentage" office:value="0.23520214224467992" table:style-name="ce39">
            <text:p>23,5%</text:p>
          </table:table-cell>
          <table:table-cell office:value-type="float" office:value="1662" table:style-name="ce38">
            <text:p>1.662</text:p>
          </table:table-cell>
          <table:table-cell office:value-type="percentage" office:value="9.5532614443703586E-3" table:style-name="ce39">
            <text:p>1,0%</text:p>
          </table:table-cell>
          <table:table-cell office:value-type="float" office:value="1258435" table:style-name="ce38">
            <text:p>1.258.435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69573536696476745" table:style-name="ce39">
            <text:p>69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6062" table:style-name="ce38">
            <text:p>456.062</text:p>
          </table:table-cell>
          <table:table-cell office:value-type="percentage" office:value="1" table:style-name="ce39">
            <text:p>100,0%</text:p>
          </table:table-cell>
          <table:table-cell office:value-type="float" office:value="612180" table:style-name="ce38">
            <text:p>612.180</text:p>
          </table:table-cell>
          <table:table-cell office:value-type="percentage" office:value="0.96361987873292909" table:style-name="ce39">
            <text:p>96,4%</text:p>
          </table:table-cell>
          <table:table-cell office:value-type="float" office:value="766729" table:style-name="ce38">
            <text:p>766.729</text:p>
          </table:table-cell>
          <table:table-cell office:value-type="percentage" office:value="0.91540549962750006" table:style-name="ce39">
            <text:p>91,5%</text:p>
          </table:table-cell>
          <table:table-cell office:value-type="float" office:value="954913" table:style-name="ce38">
            <text:p>954.913</text:p>
          </table:table-cell>
          <table:table-cell office:value-type="percentage" office:value="0.87463866346699881" table:style-name="ce39">
            <text:p>87,5%</text:p>
          </table:table-cell>
          <table:table-cell office:value-type="float" office:value="989042" table:style-name="ce38">
            <text:p>989.042</text:p>
          </table:table-cell>
          <table:table-cell office:value-type="percentage" office:value="0.75112074759541447" table:style-name="ce39">
            <text:p>75,1%</text:p>
          </table:table-cell>
          <table:table-cell office:value-type="float" office:value="504640" table:style-name="ce38">
            <text:p>504.640</text:p>
          </table:table-cell>
          <table:table-cell office:value-type="percentage" office:value="0.48306996013983605" table:style-name="ce39">
            <text:p>48,3%</text:p>
          </table:table-cell>
          <table:table-cell office:value-type="float" office:value="264386" table:style-name="ce38">
            <text:p>264.386</text:p>
          </table:table-cell>
          <table:table-cell office:value-type="percentage" office:value="0.31514479667673895" table:style-name="ce39">
            <text:p>31,5%</text:p>
          </table:table-cell>
          <table:table-cell office:value-type="float" office:value="65689" table:style-name="ce38">
            <text:p>65.689</text:p>
          </table:table-cell>
          <table:table-cell office:value-type="percentage" office:value="0.10011033793277921" table:style-name="ce39">
            <text:p>10,0%</text:p>
          </table:table-cell>
          <table:table-cell office:value-type="float" office:value="4613641" table:style-name="ce38">
            <text:p>4.613.641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7172381762167388" table:style-name="ce39">
            <text:p>67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5331" table:style-name="ce38">
            <text:p>295.331</text:p>
          </table:table-cell>
          <table:table-cell office:value-type="percentage" office:value="1" table:style-name="ce39">
            <text:p>100,0%</text:p>
          </table:table-cell>
          <table:table-cell office:value-type="float" office:value="430716" table:style-name="ce38">
            <text:p>430.716</text:p>
          </table:table-cell>
          <table:table-cell office:value-type="percentage" office:value="0.98367978952272639" table:style-name="ce39">
            <text:p>98,4%</text:p>
          </table:table-cell>
          <table:table-cell office:value-type="float" office:value="547072" table:style-name="ce38">
            <text:p>547.072</text:p>
          </table:table-cell>
          <table:table-cell office:value-type="percentage" office:value="0.94204515711314074" table:style-name="ce39">
            <text:p>94,2%</text:p>
          </table:table-cell>
          <table:table-cell office:value-type="float" office:value="686779" table:style-name="ce38">
            <text:p>686.779</text:p>
          </table:table-cell>
          <table:table-cell office:value-type="percentage" office:value="0.91286449901240674" table:style-name="ce39">
            <text:p>91,3%</text:p>
          </table:table-cell>
          <table:table-cell office:value-type="float" office:value="678638" table:style-name="ce38">
            <text:p>678.638</text:p>
          </table:table-cell>
          <table:table-cell office:value-type="percentage" office:value="0.79690883384923228" table:style-name="ce39">
            <text:p>79,7%</text:p>
          </table:table-cell>
          <table:table-cell office:value-type="float" office:value="195674" table:style-name="ce38">
            <text:p>195.674</text:p>
          </table:table-cell>
          <table:table-cell office:value-type="percentage" office:value="0.30161277146058862" table:style-name="ce39">
            <text:p>30,2%</text:p>
          </table:table-cell>
          <table:table-cell office:value-type="float" office:value="61836" table:style-name="ce38">
            <text:p>61.836</text:p>
          </table:table-cell>
          <table:table-cell office:value-type="percentage" office:value="0.119807953871729" table:style-name="ce39">
            <text:p>12,0%</text:p>
          </table:table-cell>
          <table:table-cell office:value-type="float" office:value="3128" table:style-name="ce38">
            <text:p>3.128</text:p>
          </table:table-cell>
          <table:table-cell office:value-type="percentage" office:value="7.3681309492121894E-3" table:style-name="ce39">
            <text:p>0,7%</text:p>
          </table:table-cell>
          <table:table-cell office:value-type="float" office:value="2899174" table:style-name="ce38">
            <text:p>2.899.174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64591745184705929" table:style-name="ce39">
            <text:p>64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54" table:style-name="ce38">
            <text:p>78.054</text:p>
          </table:table-cell>
          <table:table-cell office:value-type="percentage" office:value="1" table:style-name="ce39">
            <text:p>100,0%</text:p>
          </table:table-cell>
          <table:table-cell office:value-type="float" office:value="95485" table:style-name="ce38">
            <text:p>95.485</text:p>
          </table:table-cell>
          <table:table-cell office:value-type="percentage" office:value="1" table:style-name="ce39">
            <text:p>100,0%</text:p>
          </table:table-cell>
          <table:table-cell office:value-type="float" office:value="129453" table:style-name="ce38">
            <text:p>129.453</text:p>
          </table:table-cell>
          <table:table-cell office:value-type="percentage" office:value="1" table:style-name="ce39">
            <text:p>100,0%</text:p>
          </table:table-cell>
          <table:table-cell office:value-type="float" office:value="156237" table:style-name="ce38">
            <text:p>156.237</text:p>
          </table:table-cell>
          <table:table-cell office:value-type="percentage" office:value="0.92329921520423597" table:style-name="ce39">
            <text:p>92,3%</text:p>
          </table:table-cell>
          <table:table-cell office:value-type="float" office:value="138293" table:style-name="ce38">
            <text:p>138.293</text:p>
          </table:table-cell>
          <table:table-cell office:value-type="percentage" office:value="0.86707336953114222" table:style-name="ce39">
            <text:p>86,7%</text:p>
          </table:table-cell>
          <table:table-cell office:value-type="float" office:value="80512" table:style-name="ce38">
            <text:p>80.512</text:p>
          </table:table-cell>
          <table:table-cell office:value-type="percentage" office:value="0.60318102473048196" table:style-name="ce39">
            <text:p>60,3%</text:p>
          </table:table-cell>
          <table:table-cell office:value-type="float" office:value="15540" table:style-name="ce38">
            <text:p>15.540</text:p>
          </table:table-cell>
          <table:table-cell office:value-type="percentage" office:value="0.13713378044475821" table:style-name="ce39">
            <text:p>13,7%</text:p>
          </table:table-cell>
          <table:table-cell office:value-type="float" office:value="687" table:style-name="ce38">
            <text:p>687</text:p>
          </table:table-cell>
          <table:table-cell office:value-type="percentage" office:value="8.106194690265486E-3" table:style-name="ce39">
            <text:p>0,8%</text:p>
          </table:table-cell>
          <table:table-cell office:value-type="float" office:value="694261" table:style-name="ce38">
            <text:p>694.261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2816662244070662" table:style-name="ce39">
            <text:p>72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105" table:style-name="ce38">
            <text:p>241.105</text:p>
          </table:table-cell>
          <table:table-cell office:value-type="percentage" office:value="1" table:style-name="ce39">
            <text:p>100,0%</text:p>
          </table:table-cell>
          <table:table-cell office:value-type="float" office:value="289287" table:style-name="ce38">
            <text:p>289.287</text:p>
          </table:table-cell>
          <table:table-cell office:value-type="percentage" office:value="0.99836072362835704" table:style-name="ce39">
            <text:p>99,8%</text:p>
          </table:table-cell>
          <table:table-cell office:value-type="float" office:value="334866" table:style-name="ce38">
            <text:p>334.866</text:p>
          </table:table-cell>
          <table:table-cell office:value-type="percentage" office:value="0.9652347612033656" table:style-name="ce39">
            <text:p>96,5%</text:p>
          </table:table-cell>
          <table:table-cell office:value-type="float" office:value="374987" table:style-name="ce38">
            <text:p>374.987</text:p>
          </table:table-cell>
          <table:table-cell office:value-type="percentage" office:value="0.92386588451522456" table:style-name="ce39">
            <text:p>92,4%</text:p>
          </table:table-cell>
          <table:table-cell office:value-type="float" office:value="381049" table:style-name="ce38">
            <text:p>381.049</text:p>
          </table:table-cell>
          <table:table-cell office:value-type="percentage" office:value="0.85972686312246038" table:style-name="ce39">
            <text:p>86,0%</text:p>
          </table:table-cell>
          <table:table-cell office:value-type="float" office:value="123378" table:style-name="ce38">
            <text:p>123.378</text:p>
          </table:table-cell>
          <table:table-cell office:value-type="percentage" office:value="0.38149334586652156" table:style-name="ce39">
            <text:p>38,1%</text:p>
          </table:table-cell>
          <table:table-cell office:value-type="float" office:value="21143" table:style-name="ce38">
            <text:p>21.143</text:p>
          </table:table-cell>
          <table:table-cell office:value-type="percentage" office:value="9.1535667435849705E-2" table:style-name="ce39">
            <text:p>9,2%</text:p>
          </table:table-cell>
          <table:table-cell office:value-type="float" office:value="495" table:style-name="ce38">
            <text:p>495</text:p>
          </table:table-cell>
          <table:table-cell office:value-type="percentage" office:value="2.7498930597143444E-3" table:style-name="ce39">
            <text:p>0,3%</text:p>
          </table:table-cell>
          <table:table-cell office:value-type="float" office:value="1766310" table:style-name="ce38">
            <text:p>1.766.310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1962198364878838" table:style-name="ce39">
            <text:p>72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21" table:style-name="ce38">
            <text:p>23.321</text:p>
          </table:table-cell>
          <table:table-cell office:value-type="percentage" office:value="1" table:style-name="ce39">
            <text:p>100,0%</text:p>
          </table:table-cell>
          <table:table-cell office:value-type="float" office:value="28526" table:style-name="ce38">
            <text:p>28.526</text:p>
          </table:table-cell>
          <table:table-cell office:value-type="percentage" office:value="1" table:style-name="ce39">
            <text:p>100,0%</text:p>
          </table:table-cell>
          <table:table-cell office:value-type="float" office:value="36535" table:style-name="ce38">
            <text:p>36.535</text:p>
          </table:table-cell>
          <table:table-cell office:value-type="percentage" office:value="0.96863566466938866" table:style-name="ce39">
            <text:p>96,9%</text:p>
          </table:table-cell>
          <table:table-cell office:value-type="float" office:value="42803" table:style-name="ce38">
            <text:p>42.803</text:p>
          </table:table-cell>
          <table:table-cell office:value-type="percentage" office:value="0.89801527358173883" table:style-name="ce39">
            <text:p>89,8%</text:p>
          </table:table-cell>
          <table:table-cell office:value-type="float" office:value="41864" table:style-name="ce38">
            <text:p>41.864</text:p>
          </table:table-cell>
          <table:table-cell office:value-type="percentage" office:value="0.7906774699227529" table:style-name="ce39">
            <text:p>79,1%</text:p>
          </table:table-cell>
          <table:table-cell office:value-type="float" office:value="8867" table:style-name="ce38">
            <text:p>8.867</text:p>
          </table:table-cell>
          <table:table-cell office:value-type="percentage" office:value="0.22551438235967344" table:style-name="ce39">
            <text:p>22,6%</text:p>
          </table:table-cell>
          <table:table-cell office:value-type="float" office:value="3705" table:style-name="ce38">
            <text:p>3.705</text:p>
          </table:table-cell>
          <table:table-cell office:value-type="percentage" office:value="0.12164291811675093" table:style-name="ce39">
            <text:p>12,2%</text:p>
          </table:table-cell>
          <table:table-cell office:value-type="float" office:value="247" table:style-name="ce38">
            <text:p>247</text:p>
          </table:table-cell>
          <table:table-cell office:value-type="percentage" office:value="9.674134419551934E-3" table:style-name="ce39">
            <text:p>1,0%</text:p>
          </table:table-cell>
          <table:table-cell office:value-type="float" office:value="185868" table:style-name="ce38">
            <text:p>185.868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65453392964045498" table:style-name="ce39">
            <text:p>65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1855" table:style-name="ce38">
            <text:p>371.855</text:p>
          </table:table-cell>
          <table:table-cell office:value-type="percentage" office:value="1" table:style-name="ce39">
            <text:p>100,0%</text:p>
          </table:table-cell>
          <table:table-cell office:value-type="float" office:value="506779" table:style-name="ce38">
            <text:p>506.779</text:p>
          </table:table-cell>
          <table:table-cell office:value-type="percentage" office:value="0.96330983251628555" table:style-name="ce39">
            <text:p>96,3%</text:p>
          </table:table-cell>
          <table:table-cell office:value-type="float" office:value="669572" table:style-name="ce38">
            <text:p>669.572</text:p>
          </table:table-cell>
          <table:table-cell office:value-type="percentage" office:value="0.95201209117290353" table:style-name="ce39">
            <text:p>95,2%</text:p>
          </table:table-cell>
          <table:table-cell office:value-type="float" office:value="890991" table:style-name="ce38">
            <text:p>890.991</text:p>
          </table:table-cell>
          <table:table-cell office:value-type="percentage" office:value="0.9159195832986391" table:style-name="ce39">
            <text:p>91,6%</text:p>
          </table:table-cell>
          <table:table-cell office:value-type="float" office:value="866910" table:style-name="ce38">
            <text:p>866.910</text:p>
          </table:table-cell>
          <table:table-cell office:value-type="percentage" office:value="0.7435090581155106" table:style-name="ce39">
            <text:p>74,4%</text:p>
          </table:table-cell>
          <table:table-cell office:value-type="float" office:value="435453" table:style-name="ce38">
            <text:p>435.453</text:p>
          </table:table-cell>
          <table:table-cell office:value-type="percentage" office:value="0.45854534349858894" table:style-name="ce39">
            <text:p>45,9%</text:p>
          </table:table-cell>
          <table:table-cell office:value-type="float" office:value="156827" table:style-name="ce38">
            <text:p>156.827</text:p>
          </table:table-cell>
          <table:table-cell office:value-type="percentage" office:value="0.21122192666419745" table:style-name="ce39">
            <text:p>21,1%</text:p>
          </table:table-cell>
          <table:table-cell office:value-type="float" office:value="10789" table:style-name="ce38">
            <text:p>10.789</text:p>
          </table:table-cell>
          <table:table-cell office:value-type="percentage" office:value="1.9490842609955521E-2" table:style-name="ce39">
            <text:p>1,9%</text:p>
          </table:table-cell>
          <table:table-cell office:value-type="float" office:value="3909176" table:style-name="ce38">
            <text:p>3.909.176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65393395748399485" table:style-name="ce39">
            <text:p>65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480" table:style-name="ce38">
            <text:p>73.480</text:p>
          </table:table-cell>
          <table:table-cell office:value-type="percentage" office:value="1" table:style-name="ce39">
            <text:p>100,0%</text:p>
          </table:table-cell>
          <table:table-cell office:value-type="float" office:value="101870" table:style-name="ce38">
            <text:p>101.870</text:p>
          </table:table-cell>
          <table:table-cell office:value-type="percentage" office:value="0.98999990281732575" table:style-name="ce39">
            <text:p>99,0%</text:p>
          </table:table-cell>
          <table:table-cell office:value-type="float" office:value="139779" table:style-name="ce38">
            <text:p>139.779</text:p>
          </table:table-cell>
          <table:table-cell office:value-type="percentage" office:value="0.95146655412534287" table:style-name="ce39">
            <text:p>95,1%</text:p>
          </table:table-cell>
          <table:table-cell office:value-type="float" office:value="196281" table:style-name="ce38">
            <text:p>196.281</text:p>
          </table:table-cell>
          <table:table-cell office:value-type="percentage" office:value="0.92040083280189067" table:style-name="ce39">
            <text:p>92,0%</text:p>
          </table:table-cell>
          <table:table-cell office:value-type="float" office:value="207261" table:style-name="ce38">
            <text:p>207.261</text:p>
          </table:table-cell>
          <table:table-cell office:value-type="percentage" office:value="0.81548412988821872" table:style-name="ce39">
            <text:p>81,5%</text:p>
          </table:table-cell>
          <table:table-cell office:value-type="float" office:value="104304" table:style-name="ce38">
            <text:p>104.304</text:p>
          </table:table-cell>
          <table:table-cell office:value-type="percentage" office:value="0.49905503748750019" table:style-name="ce39">
            <text:p>49,9%</text:p>
          </table:table-cell>
          <table:table-cell office:value-type="float" office:value="21578" table:style-name="ce38">
            <text:p>21.578</text:p>
          </table:table-cell>
          <table:table-cell office:value-type="percentage" office:value="0.12527286238446891" table:style-name="ce39">
            <text:p>12,5%</text:p>
          </table:table-cell>
          <table:table-cell office:value-type="float" office:value="1190" table:style-name="ce38">
            <text:p>1.190</text:p>
          </table:table-cell>
          <table:table-cell office:value-type="percentage" office:value="8.386542066613106E-3" table:style-name="ce39">
            <text:p>0,8%</text:p>
          </table:table-cell>
          <table:table-cell office:value-type="float" office:value="845743" table:style-name="ce38">
            <text:p>845.743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64553783306631296" table:style-name="ce39">
            <text:p>64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390" table:style-name="ce38">
            <text:p>42.390</text:p>
          </table:table-cell>
          <table:table-cell office:value-type="percentage" office:value="1" table:style-name="ce39">
            <text:p>100,0%</text:p>
          </table:table-cell>
          <table:table-cell office:value-type="float" office:value="55669" table:style-name="ce38">
            <text:p>55.669</text:p>
          </table:table-cell>
          <table:table-cell office:value-type="percentage" office:value="0.99779538285058789" table:style-name="ce39">
            <text:p>99,8%</text:p>
          </table:table-cell>
          <table:table-cell office:value-type="float" office:value="69728" table:style-name="ce38">
            <text:p>69.728</text:p>
          </table:table-cell>
          <table:table-cell office:value-type="percentage" office:value="0.94426087427549965" table:style-name="ce39">
            <text:p>94,4%</text:p>
          </table:table-cell>
          <table:table-cell office:value-type="float" office:value="87921" table:style-name="ce38">
            <text:p>87.921</text:p>
          </table:table-cell>
          <table:table-cell office:value-type="percentage" office:value="0.90927048213953299" table:style-name="ce39">
            <text:p>90,9%</text:p>
          </table:table-cell>
          <table:table-cell office:value-type="float" office:value="88724" table:style-name="ce38">
            <text:p>88.724</text:p>
          </table:table-cell>
          <table:table-cell office:value-type="percentage" office:value="0.82150330549434269" table:style-name="ce39">
            <text:p>82,2%</text:p>
          </table:table-cell>
          <table:table-cell office:value-type="float" office:value="44504" table:style-name="ce38">
            <text:p>44.504</text:p>
          </table:table-cell>
          <table:table-cell office:value-type="percentage" office:value="0.54712875425677088" table:style-name="ce39">
            <text:p>54,7%</text:p>
          </table:table-cell>
          <table:table-cell office:value-type="float" office:value="15747" table:style-name="ce38">
            <text:p>15.747</text:p>
          </table:table-cell>
          <table:table-cell office:value-type="percentage" office:value="0.23114183803778238" table:style-name="ce39">
            <text:p>23,1%</text:p>
          </table:table-cell>
          <table:table-cell office:value-type="float" office:value="1529" table:style-name="ce38">
            <text:p>1.529</text:p>
          </table:table-cell>
          <table:table-cell office:value-type="percentage" office:value="2.7115698375540894E-2" table:style-name="ce39">
            <text:p>2,7%</text:p>
          </table:table-cell>
          <table:table-cell office:value-type="float" office:value="406212" table:style-name="ce38">
            <text:p>406.212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69873433398583307" table:style-name="ce39">
            <text:p>69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2921" table:style-name="ce38">
            <text:p>162.921</text:p>
          </table:table-cell>
          <table:table-cell office:value-type="percentage" office:value="1" table:style-name="ce39">
            <text:p>100,0%</text:p>
          </table:table-cell>
          <table:table-cell office:value-type="float" office:value="210699" table:style-name="ce38">
            <text:p>210.699</text:p>
          </table:table-cell>
          <table:table-cell office:value-type="percentage" office:value="0.98882115251946445" table:style-name="ce39">
            <text:p>98,9%</text:p>
          </table:table-cell>
          <table:table-cell office:value-type="float" office:value="269434" table:style-name="ce38">
            <text:p>269.434</text:p>
          </table:table-cell>
          <table:table-cell office:value-type="percentage" office:value="0.96185549712800633" table:style-name="ce39">
            <text:p>96,2%</text:p>
          </table:table-cell>
          <table:table-cell office:value-type="float" office:value="307104" table:style-name="ce38">
            <text:p>307.104</text:p>
          </table:table-cell>
          <table:table-cell office:value-type="percentage" office:value="0.90330816496410049" table:style-name="ce39">
            <text:p>90,3%</text:p>
          </table:table-cell>
          <table:table-cell office:value-type="float" office:value="292211" table:style-name="ce38">
            <text:p>292.211</text:p>
          </table:table-cell>
          <table:table-cell office:value-type="percentage" office:value="0.80691624347960555" table:style-name="ce39">
            <text:p>80,7%</text:p>
          </table:table-cell>
          <table:table-cell office:value-type="float" office:value="126997" table:style-name="ce38">
            <text:p>126.997</text:p>
          </table:table-cell>
          <table:table-cell office:value-type="percentage" office:value="0.48743201697992272" table:style-name="ce39">
            <text:p>48,7%</text:p>
          </table:table-cell>
          <table:table-cell office:value-type="float" office:value="31950" table:style-name="ce38">
            <text:p>31.950</text:p>
          </table:table-cell>
          <table:table-cell office:value-type="percentage" office:value="0.15853404388341422" table:style-name="ce39">
            <text:p>15,9%</text:p>
          </table:table-cell>
          <table:table-cell office:value-type="float" office:value="2276" table:style-name="ce38">
            <text:p>2.276</text:p>
          </table:table-cell>
          <table:table-cell office:value-type="percentage" office:value="1.349892649134669E-2" table:style-name="ce39">
            <text:p>1,3%</text:p>
          </table:table-cell>
          <table:table-cell office:value-type="float" office:value="1403592" table:style-name="ce38">
            <text:p>1.403.592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0747597083182334" table:style-name="ce39">
            <text:p>70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72" table:style-name="ce38">
            <text:p>2.372</text:p>
          </table:table-cell>
          <table:table-cell office:value-type="percentage" office:value="0.91055662188099806" table:style-name="ce39">
            <text:p>91,1%</text:p>
          </table:table-cell>
          <table:table-cell office:value-type="float" office:value="3809" table:style-name="ce38">
            <text:p>3.809</text:p>
          </table:table-cell>
          <table:table-cell office:value-type="percentage" office:value="0.88212135247799905" table:style-name="ce39">
            <text:p>88,2%</text:p>
          </table:table-cell>
          <table:table-cell office:value-type="float" office:value="7259" table:style-name="ce38">
            <text:p>7.259</text:p>
          </table:table-cell>
          <table:table-cell office:value-type="percentage" office:value="0.92388952526409573" table:style-name="ce39">
            <text:p>92,4%</text:p>
          </table:table-cell>
          <table:table-cell office:value-type="float" office:value="9697" table:style-name="ce38">
            <text:p>9.697</text:p>
          </table:table-cell>
          <table:table-cell office:value-type="percentage" office:value="0.8391311872620284" table:style-name="ce39">
            <text:p>83,9%</text:p>
          </table:table-cell>
          <table:table-cell office:value-type="float" office:value="9726" table:style-name="ce38">
            <text:p>9.726</text:p>
          </table:table-cell>
          <table:table-cell office:value-type="percentage" office:value="0.76934029425723782" table:style-name="ce39">
            <text:p>76,9%</text:p>
          </table:table-cell>
          <table:table-cell office:value-type="float" office:value="7243" table:style-name="ce38">
            <text:p>7.243</text:p>
          </table:table-cell>
          <table:table-cell office:value-type="percentage" office:value="0.60896250210190017" table:style-name="ce39">
            <text:p>60,9%</text:p>
          </table:table-cell>
          <table:table-cell office:value-type="float" office:value="6012" table:style-name="ce38">
            <text:p>6.012</text:p>
          </table:table-cell>
          <table:table-cell office:value-type="percentage" office:value="0.54819002461931243" table:style-name="ce39">
            <text:p>54,8%</text:p>
          </table:table-cell>
          <table:table-cell office:value-type="float" office:value="2364" table:style-name="ce38">
            <text:p>2.364</text:p>
          </table:table-cell>
          <table:table-cell office:value-type="percentage" office:value="0.25904010519395138" table:style-name="ce39">
            <text:p>25,9%</text:p>
          </table:table-cell>
          <table:table-cell office:value-type="float" office:value="48482" table:style-name="ce38">
            <text:p>48.482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8318185020784894" table:style-name="ce39">
            <text:p>68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76" table:style-name="ce38">
            <text:p>1.976</text:p>
          </table:table-cell>
          <table:table-cell office:value-type="percentage" office:value="0.84120902511707107" table:style-name="ce39">
            <text:p>84,1%</text:p>
          </table:table-cell>
          <table:table-cell office:value-type="float" office:value="3249" table:style-name="ce38">
            <text:p>3.249</text:p>
          </table:table-cell>
          <table:table-cell office:value-type="percentage" office:value="0.86686232657417284" table:style-name="ce39">
            <text:p>86,7%</text:p>
          </table:table-cell>
          <table:table-cell office:value-type="float" office:value="6850" table:style-name="ce38">
            <text:p>6.850</text:p>
          </table:table-cell>
          <table:table-cell office:value-type="percentage" office:value="0.87517567394915041" table:style-name="ce39">
            <text:p>87,5%</text:p>
          </table:table-cell>
          <table:table-cell office:value-type="float" office:value="9134" table:style-name="ce38">
            <text:p>9.134</text:p>
          </table:table-cell>
          <table:table-cell office:value-type="percentage" office:value="0.80839012301973623" table:style-name="ce39">
            <text:p>80,8%</text:p>
          </table:table-cell>
          <table:table-cell office:value-type="float" office:value="9241" table:style-name="ce38">
            <text:p>9.241</text:p>
          </table:table-cell>
          <table:table-cell office:value-type="percentage" office:value="0.76995500749875023" table:style-name="ce39">
            <text:p>77,0%</text:p>
          </table:table-cell>
          <table:table-cell office:value-type="float" office:value="7246" table:style-name="ce38">
            <text:p>7.246</text:p>
          </table:table-cell>
          <table:table-cell office:value-type="percentage" office:value="0.59721420918157098" table:style-name="ce39">
            <text:p>59,7%</text:p>
          </table:table-cell>
          <table:table-cell office:value-type="float" office:value="6363" table:style-name="ce38">
            <text:p>6.363</text:p>
          </table:table-cell>
          <table:table-cell office:value-type="percentage" office:value="0.53047102959566483" table:style-name="ce39">
            <text:p>53,0%</text:p>
          </table:table-cell>
          <table:table-cell office:value-type="float" office:value="2767" table:style-name="ce38">
            <text:p>2.767</text:p>
          </table:table-cell>
          <table:table-cell office:value-type="percentage" office:value="0.28901190724879883" table:style-name="ce39">
            <text:p>28,9%</text:p>
          </table:table-cell>
          <table:table-cell office:value-type="float" office:value="46826" table:style-name="ce38">
            <text:p>46.826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6019992386538273" table:style-name="ce39">
            <text:p>66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1" table:style-name="ce38">
            <text:p>31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455" table:style-name="ce38">
            <text:p>3.455</text:p>
          </table:table-cell>
          <table:table-cell office:value-type="string" table:style-name="ce39">
            <text:p>-</text:p>
          </table:table-cell>
          <table:table-cell office:value-type="float" office:value="9282" table:style-name="ce38">
            <text:p>9.282</text:p>
          </table:table-cell>
          <table:table-cell office:value-type="string" table:style-name="ce39">
            <text:p>-</text:p>
          </table:table-cell>
          <table:table-cell office:value-type="float" office:value="21089" table:style-name="ce38">
            <text:p>21.089</text:p>
          </table:table-cell>
          <table:table-cell office:value-type="string" table:style-name="ce39">
            <text:p>-</text:p>
          </table:table-cell>
          <table:table-cell office:value-type="float" office:value="29469" table:style-name="ce38">
            <text:p>29.469</text:p>
          </table:table-cell>
          <table:table-cell office:value-type="string" table:style-name="ce39">
            <text:p>-</text:p>
          </table:table-cell>
          <table:table-cell office:value-type="float" office:value="22639" table:style-name="ce38">
            <text:p>22.639</text:p>
          </table:table-cell>
          <table:table-cell office:value-type="string" table:style-name="ce39">
            <text:p>-</text:p>
          </table:table-cell>
          <table:table-cell office:value-type="float" office:value="910" table:style-name="ce38">
            <text:p>910</text:p>
          </table:table-cell>
          <table:table-cell office:value-type="string" table:style-name="ce39">
            <text:p>-</text:p>
          </table:table-cell>
          <table:table-cell office:value-type="float" office:value="86892" table:style-name="ce38">
            <text:p>86.892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5" table:style-name="ce41">
            <text:p>15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00" table:style-name="ce41">
            <text:p>100</text:p>
          </table:table-cell>
          <table:table-cell office:value-type="string" table:style-name="ce42">
            <text:p>-</text:p>
          </table:table-cell>
          <table:table-cell office:value-type="float" office:value="340" table:style-name="ce41">
            <text:p>340</text:p>
          </table:table-cell>
          <table:table-cell office:value-type="string" table:style-name="ce42">
            <text:p>-</text:p>
          </table:table-cell>
          <table:table-cell office:value-type="float" office:value="634" table:style-name="ce41">
            <text:p>634</text:p>
          </table:table-cell>
          <table:table-cell office:value-type="string" table:style-name="ce42">
            <text:p>-</text:p>
          </table:table-cell>
          <table:table-cell office:value-type="float" office:value="668" table:style-name="ce41">
            <text:p>668</text:p>
          </table:table-cell>
          <table:table-cell office:value-type="string" table:style-name="ce42">
            <text:p>-</text:p>
          </table:table-cell>
          <table:table-cell office:value-type="float" office:value="507" table:style-name="ce41">
            <text:p>507</text:p>
          </table:table-cell>
          <table:table-cell office:value-type="string" table:style-name="ce42">
            <text:p>-</text:p>
          </table:table-cell>
          <table:table-cell office:value-type="float" office:value="26" table:style-name="ce41">
            <text:p>26</text:p>
          </table:table-cell>
          <table:table-cell office:value-type="string" table:style-name="ce42">
            <text:p>-</text:p>
          </table:table-cell>
          <table:table-cell office:value-type="float" office:value="2309" table:style-name="ce41">
            <text:p>2.309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1313" table:style-name="ce45">
            <text:p>2.921.313</text:p>
          </table:table-cell>
          <table:table-cell office:value-type="percentage" office:value="1" table:style-name="ce46">
            <text:p>100,0%</text:p>
          </table:table-cell>
          <table:table-cell office:value-type="float" office:value="3908023" table:style-name="ce45">
            <text:p>3.908.023</text:p>
          </table:table-cell>
          <table:table-cell office:value-type="percentage" office:value="0.98686328059403361" table:style-name="ce46">
            <text:p>98,7%</text:p>
          </table:table-cell>
          <table:table-cell office:value-type="float" office:value="5084305" table:style-name="ce45">
            <text:p>5.084.305</text:p>
          </table:table-cell>
          <table:table-cell office:value-type="percentage" office:value="0.95265473808625323" table:style-name="ce46">
            <text:p>95,3%</text:p>
          </table:table-cell>
          <table:table-cell office:value-type="float" office:value="6333684" table:style-name="ce45">
            <text:p>6.333.684</text:p>
          </table:table-cell>
          <table:table-cell office:value-type="percentage" office:value="0.90052729114871444" table:style-name="ce46">
            <text:p>90,1%</text:p>
          </table:table-cell>
          <table:table-cell office:value-type="float" office:value="6204349" table:style-name="ce45">
            <text:p>6.204.349</text:p>
          </table:table-cell>
          <table:table-cell office:value-type="percentage" office:value="0.78618294046038284" table:style-name="ce46">
            <text:p>78,6%</text:p>
          </table:table-cell>
          <table:table-cell office:value-type="float" office:value="2899712" table:style-name="ce45">
            <text:p>2.899.712</text:p>
          </table:table-cell>
          <table:table-cell office:value-type="percentage" office:value="0.46541323249876454" table:style-name="ce46">
            <text:p>46,5%</text:p>
          </table:table-cell>
          <table:table-cell office:value-type="float" office:value="992371" table:style-name="ce45">
            <text:p>992.371</text:p>
          </table:table-cell>
          <table:table-cell office:value-type="percentage" office:value="0.20069630953921822" table:style-name="ce46">
            <text:p>20,1%</text:p>
          </table:table-cell>
          <table:table-cell office:value-type="float" office:value="132143" table:style-name="ce45">
            <text:p>132.143</text:p>
          </table:table-cell>
          <table:table-cell office:value-type="percentage" office:value="3.3981401429686017E-2" table:style-name="ce46">
            <text:p>3,4%</text:p>
          </table:table-cell>
          <table:table-cell office:value-type="float" office:value="28475900" table:style-name="ce45">
            <text:p>28.475.900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67606877872504079" table:style-name="ce46">
            <text:p>67,6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4792" table:style-name="ce35">
            <text:p>424.792</text:p>
          </table:table-cell>
          <table:table-cell office:value-type="percentage" office:value="1" table:style-name="ce36">
            <text:p>100,0%</text:p>
          </table:table-cell>
          <table:table-cell office:value-type="float" office:value="641277" table:style-name="ce35">
            <text:p>641.277</text:p>
          </table:table-cell>
          <table:table-cell office:value-type="percentage" office:value="0.98600205110542893" table:style-name="ce36">
            <text:p>98,6%</text:p>
          </table:table-cell>
          <table:table-cell office:value-type="float" office:value="653310" table:style-name="ce35">
            <text:p>653.310</text:p>
          </table:table-cell>
          <table:table-cell office:value-type="percentage" office:value="0.713106084503906" table:style-name="ce36">
            <text:p>71,3%</text:p>
          </table:table-cell>
          <table:table-cell office:value-type="float" office:value="1058572" table:style-name="ce35">
            <text:p>1.058.572</text:p>
          </table:table-cell>
          <table:table-cell office:value-type="percentage" office:value="0.83680191870332588" table:style-name="ce36">
            <text:p>83,7%</text:p>
          </table:table-cell>
          <table:table-cell office:value-type="float" office:value="854056" table:style-name="ce35">
            <text:p>854.056</text:p>
          </table:table-cell>
          <table:table-cell office:value-type="percentage" office:value="0.61659617908706432" table:style-name="ce36">
            <text:p>61,7%</text:p>
          </table:table-cell>
          <table:table-cell office:value-type="float" office:value="200628" table:style-name="ce35">
            <text:p>200.628</text:p>
          </table:table-cell>
          <table:table-cell office:value-type="percentage" office:value="0.17595598030901136" table:style-name="ce36">
            <text:p>17,6%</text:p>
          </table:table-cell>
          <table:table-cell office:value-type="float" office:value="99592" table:style-name="ce35">
            <text:p>99.592</text:p>
          </table:table-cell>
          <table:table-cell office:value-type="percentage" office:value="0.10724130801833155" table:style-name="ce36">
            <text:p>10,7%</text:p>
          </table:table-cell>
          <table:table-cell office:value-type="float" office:value="4953" table:style-name="ce35">
            <text:p>4.953</text:p>
          </table:table-cell>
          <table:table-cell office:value-type="percentage" office:value="6.5785017273049659E-3" table:style-name="ce36">
            <text:p>0,7%</text:p>
          </table:table-cell>
          <table:table-cell office:value-type="float" office:value="3937180" table:style-name="ce35">
            <text:p>3.937.180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52834047349863622" table:style-name="ce36">
            <text:p>52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092" table:style-name="ce38">
            <text:p>99.092</text:p>
          </table:table-cell>
          <table:table-cell office:value-type="percentage" office:value="1" table:style-name="ce39">
            <text:p>100,0%</text:p>
          </table:table-cell>
          <table:table-cell office:value-type="float" office:value="117125" table:style-name="ce38">
            <text:p>117.125</text:p>
          </table:table-cell>
          <table:table-cell office:value-type="percentage" office:value="0.98461603127232988" table:style-name="ce39">
            <text:p>98,5%</text:p>
          </table:table-cell>
          <table:table-cell office:value-type="float" office:value="94641" table:style-name="ce38">
            <text:p>94.641</text:p>
          </table:table-cell>
          <table:table-cell office:value-type="percentage" office:value="0.60524918940697203" table:style-name="ce39">
            <text:p>60,5%</text:p>
          </table:table-cell>
          <table:table-cell office:value-type="float" office:value="169211" table:style-name="ce38">
            <text:p>169.211</text:p>
          </table:table-cell>
          <table:table-cell office:value-type="percentage" office:value="0.85345445008221277" table:style-name="ce39">
            <text:p>85,3%</text:p>
          </table:table-cell>
          <table:table-cell office:value-type="float" office:value="128567" table:style-name="ce38">
            <text:p>128.567</text:p>
          </table:table-cell>
          <table:table-cell office:value-type="percentage" office:value="0.59814462438879146" table:style-name="ce39">
            <text:p>59,8%</text:p>
          </table:table-cell>
          <table:table-cell office:value-type="float" office:value="29237" table:style-name="ce38">
            <text:p>29.237</text:p>
          </table:table-cell>
          <table:table-cell office:value-type="percentage" office:value="0.17796403832341162" table:style-name="ce39">
            <text:p>17,8%</text:p>
          </table:table-cell>
          <table:table-cell office:value-type="float" office:value="19916" table:style-name="ce38">
            <text:p>19.916</text:p>
          </table:table-cell>
          <table:table-cell office:value-type="percentage" office:value="0.15272889011587334" table:style-name="ce39">
            <text:p>15,3%</text:p>
          </table:table-cell>
          <table:table-cell office:value-type="float" office:value="3491" table:style-name="ce38">
            <text:p>3.491</text:p>
          </table:table-cell>
          <table:table-cell office:value-type="percentage" office:value="3.3857374235032829E-2" table:style-name="ce39">
            <text:p>3,4%</text:p>
          </table:table-cell>
          <table:table-cell office:value-type="float" office:value="661280" table:style-name="ce38">
            <text:p>661.280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55797909772228294" table:style-name="ce39">
            <text:p>55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376" table:style-name="ce38">
            <text:p>87.376</text:p>
          </table:table-cell>
          <table:table-cell office:value-type="percentage" office:value="0.99487623255072533" table:style-name="ce39">
            <text:p>99,5%</text:p>
          </table:table-cell>
          <table:table-cell office:value-type="float" office:value="112384" table:style-name="ce38">
            <text:p>112.384</text:p>
          </table:table-cell>
          <table:table-cell office:value-type="percentage" office:value="1" table:style-name="ce39">
            <text:p>100,0%</text:p>
          </table:table-cell>
          <table:table-cell office:value-type="float" office:value="105048" table:style-name="ce38">
            <text:p>105.048</text:p>
          </table:table-cell>
          <table:table-cell office:value-type="percentage" office:value="0.70194852056771706" table:style-name="ce39">
            <text:p>70,2%</text:p>
          </table:table-cell>
          <table:table-cell office:value-type="float" office:value="141437" table:style-name="ce38">
            <text:p>141.437</text:p>
          </table:table-cell>
          <table:table-cell office:value-type="percentage" office:value="0.8696055827108119" table:style-name="ce39">
            <text:p>87,0%</text:p>
          </table:table-cell>
          <table:table-cell office:value-type="float" office:value="119969" table:style-name="ce38">
            <text:p>119.969</text:p>
          </table:table-cell>
          <table:table-cell office:value-type="percentage" office:value="0.71840735839226799" table:style-name="ce39">
            <text:p>71,8%</text:p>
          </table:table-cell>
          <table:table-cell office:value-type="float" office:value="20617" table:style-name="ce38">
            <text:p>20.617</text:p>
          </table:table-cell>
          <table:table-cell office:value-type="percentage" office:value="0.18013822509196076" table:style-name="ce39">
            <text:p>18,0%</text:p>
          </table:table-cell>
          <table:table-cell office:value-type="float" office:value="10060" table:style-name="ce38">
            <text:p>10.060</text:p>
          </table:table-cell>
          <table:table-cell office:value-type="percentage" office:value="0.1271630999481741" table:style-name="ce39">
            <text:p>12,7%</text:p>
          </table:table-cell>
          <table:table-cell office:value-type="float" office:value="557" table:style-name="ce38">
            <text:p>557</text:p>
          </table:table-cell>
          <table:table-cell office:value-type="percentage" office:value="8.7031250000000008E-3" table:style-name="ce39">
            <text:p>0,9%</text:p>
          </table:table-cell>
          <table:table-cell office:value-type="float" office:value="597448" table:style-name="ce38">
            <text:p>597.448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63971595210332288" table:style-name="ce39">
            <text:p>64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089" table:style-name="ce38">
            <text:p>50.089</text:p>
          </table:table-cell>
          <table:table-cell office:value-type="percentage" office:value="1" table:style-name="ce39">
            <text:p>100,0%</text:p>
          </table:table-cell>
          <table:table-cell office:value-type="float" office:value="76988" table:style-name="ce38">
            <text:p>76.988</text:p>
          </table:table-cell>
          <table:table-cell office:value-type="percentage" office:value="0.95618262208753535" table:style-name="ce39">
            <text:p>95,6%</text:p>
          </table:table-cell>
          <table:table-cell office:value-type="float" office:value="69423" table:style-name="ce38">
            <text:p>69.423</text:p>
          </table:table-cell>
          <table:table-cell office:value-type="percentage" office:value="0.59218977915397808" table:style-name="ce39">
            <text:p>59,2%</text:p>
          </table:table-cell>
          <table:table-cell office:value-type="float" office:value="131364" table:style-name="ce38">
            <text:p>131.364</text:p>
          </table:table-cell>
          <table:table-cell office:value-type="percentage" office:value="0.79231831697799115" table:style-name="ce39">
            <text:p>79,2%</text:p>
          </table:table-cell>
          <table:table-cell office:value-type="float" office:value="125403" table:style-name="ce38">
            <text:p>125.403</text:p>
          </table:table-cell>
          <table:table-cell office:value-type="percentage" office:value="0.60824457249287001" table:style-name="ce39">
            <text:p>60,8%</text:p>
          </table:table-cell>
          <table:table-cell office:value-type="float" office:value="38379" table:style-name="ce38">
            <text:p>38.379</text:p>
          </table:table-cell>
          <table:table-cell office:value-type="percentage" office:value="0.21065718190650265" table:style-name="ce39">
            <text:p>21,1%</text:p>
          </table:table-cell>
          <table:table-cell office:value-type="float" office:value="14291" table:style-name="ce38">
            <text:p>14.291</text:p>
          </table:table-cell>
          <table:table-cell office:value-type="percentage" office:value="0.10360151367966247" table:style-name="ce39">
            <text:p>10,4%</text:p>
          </table:table-cell>
          <table:table-cell office:value-type="float" office:value="1402" table:style-name="ce38">
            <text:p>1.402</text:p>
          </table:table-cell>
          <table:table-cell office:value-type="percentage" office:value="1.4683703393380813E-2" table:style-name="ce39">
            <text:p>1,5%</text:p>
          </table:table-cell>
          <table:table-cell office:value-type="float" office:value="507339" table:style-name="ce38">
            <text:p>507.339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49024560644024789" table:style-name="ce39">
            <text:p>49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89642" table:style-name="ce38">
            <text:p>89.642</text:p>
          </table:table-cell>
          <table:table-cell office:value-type="percentage" office:value="0.99341726140343101" table:style-name="ce39">
            <text:p>99,3%</text:p>
          </table:table-cell>
          <table:table-cell office:value-type="float" office:value="145229" table:style-name="ce38">
            <text:p>145.229</text:p>
          </table:table-cell>
          <table:table-cell office:value-type="percentage" office:value="0.93980495822844612" table:style-name="ce39">
            <text:p>94,0%</text:p>
          </table:table-cell>
          <table:table-cell office:value-type="float" office:value="145342" table:style-name="ce38">
            <text:p>145.342</text:p>
          </table:table-cell>
          <table:table-cell office:value-type="percentage" office:value="0.61823456349003791" table:style-name="ce39">
            <text:p>61,8%</text:p>
          </table:table-cell>
          <table:table-cell office:value-type="float" office:value="270033" table:style-name="ce38">
            <text:p>270.033</text:p>
          </table:table-cell>
          <table:table-cell office:value-type="percentage" office:value="0.77039587802985343" table:style-name="ce39">
            <text:p>77,0%</text:p>
          </table:table-cell>
          <table:table-cell office:value-type="float" office:value="201356" table:style-name="ce38">
            <text:p>201.356</text:p>
          </table:table-cell>
          <table:table-cell office:value-type="percentage" office:value="0.51906043451810147" table:style-name="ce39">
            <text:p>51,9%</text:p>
          </table:table-cell>
          <table:table-cell office:value-type="float" office:value="59914" table:style-name="ce38">
            <text:p>59.914</text:p>
          </table:table-cell>
          <table:table-cell office:value-type="percentage" office:value="0.1926904101835116" table:style-name="ce39">
            <text:p>19,3%</text:p>
          </table:table-cell>
          <table:table-cell office:value-type="float" office:value="23821" table:style-name="ce38">
            <text:p>23.821</text:p>
          </table:table-cell>
          <table:table-cell office:value-type="percentage" office:value="9.4622400177955729E-2" table:style-name="ce39">
            <text:p>9,5%</text:p>
          </table:table-cell>
          <table:table-cell office:value-type="float" office:value="1075" table:style-name="ce38">
            <text:p>1.075</text:p>
          </table:table-cell>
          <table:table-cell office:value-type="percentage" office:value="5.9789651662708497E-3" table:style-name="ce39">
            <text:p>0,6%</text:p>
          </table:table-cell>
          <table:table-cell office:value-type="float" office:value="936412" table:style-name="ce38">
            <text:p>936.412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47757263203204448" table:style-name="ce39">
            <text:p>47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703" table:style-name="ce38">
            <text:p>41.703</text:p>
          </table:table-cell>
          <table:table-cell office:value-type="percentage" office:value="1" table:style-name="ce39">
            <text:p>100,0%</text:p>
          </table:table-cell>
          <table:table-cell office:value-type="float" office:value="55271" table:style-name="ce38">
            <text:p>55.271</text:p>
          </table:table-cell>
          <table:table-cell office:value-type="percentage" office:value="1" table:style-name="ce39">
            <text:p>100,0%</text:p>
          </table:table-cell>
          <table:table-cell office:value-type="float" office:value="47409" table:style-name="ce38">
            <text:p>47.409</text:p>
          </table:table-cell>
          <table:table-cell office:value-type="percentage" office:value="0.61295494214234925" table:style-name="ce39">
            <text:p>61,3%</text:p>
          </table:table-cell>
          <table:table-cell office:value-type="float" office:value="74859" table:style-name="ce38">
            <text:p>74.859</text:p>
          </table:table-cell>
          <table:table-cell office:value-type="percentage" office:value="0.83209950646925435" table:style-name="ce39">
            <text:p>83,2%</text:p>
          </table:table-cell>
          <table:table-cell office:value-type="float" office:value="50150" table:style-name="ce38">
            <text:p>50.150</text:p>
          </table:table-cell>
          <table:table-cell office:value-type="percentage" office:value="0.51294377563440352" table:style-name="ce39">
            <text:p>51,3%</text:p>
          </table:table-cell>
          <table:table-cell office:value-type="float" office:value="9040" table:style-name="ce38">
            <text:p>9.040</text:p>
          </table:table-cell>
          <table:table-cell office:value-type="percentage" office:value="0.1282760773629617" table:style-name="ce39">
            <text:p>12,8%</text:p>
          </table:table-cell>
          <table:table-cell office:value-type="float" office:value="5068" table:style-name="ce38">
            <text:p>5.068</text:p>
          </table:table-cell>
          <table:table-cell office:value-type="percentage" office:value="0.10034650034650035" table:style-name="ce39">
            <text:p>10,0%</text:p>
          </table:table-cell>
          <table:table-cell office:value-type="float" office:value="169" table:style-name="ce38">
            <text:p>169</text:p>
          </table:table-cell>
          <table:table-cell office:value-type="percentage" office:value="3.84414166458158E-3" table:style-name="ce39">
            <text:p>0,4%</text:p>
          </table:table-cell>
          <table:table-cell office:value-type="float" office:value="283669" table:style-name="ce38">
            <text:p>283.669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54122187942998545" table:style-name="ce39">
            <text:p>54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647" table:style-name="ce38">
            <text:p>225.647</text:p>
          </table:table-cell>
          <table:table-cell office:value-type="percentage" office:value="1" table:style-name="ce39">
            <text:p>100,0%</text:p>
          </table:table-cell>
          <table:table-cell office:value-type="float" office:value="247032" table:style-name="ce38">
            <text:p>247.032</text:p>
          </table:table-cell>
          <table:table-cell office:value-type="percentage" office:value="1" table:style-name="ce39">
            <text:p>100,0%</text:p>
          </table:table-cell>
          <table:table-cell office:value-type="float" office:value="258274" table:style-name="ce38">
            <text:p>258.274</text:p>
          </table:table-cell>
          <table:table-cell office:value-type="percentage" office:value="0.81071647178843287" table:style-name="ce39">
            <text:p>81,1%</text:p>
          </table:table-cell>
          <table:table-cell office:value-type="float" office:value="324766" table:style-name="ce38">
            <text:p>324.766</text:p>
          </table:table-cell>
          <table:table-cell office:value-type="percentage" office:value="0.8520128549878665" table:style-name="ce39">
            <text:p>85,2%</text:p>
          </table:table-cell>
          <table:table-cell office:value-type="float" office:value="177804" table:style-name="ce38">
            <text:p>177.804</text:p>
          </table:table-cell>
          <table:table-cell office:value-type="percentage" office:value="0.48940697210332917" table:style-name="ce39">
            <text:p>48,9%</text:p>
          </table:table-cell>
          <table:table-cell office:value-type="float" office:value="35975" table:style-name="ce38">
            <text:p>35.975</text:p>
          </table:table-cell>
          <table:table-cell office:value-type="percentage" office:value="0.13434385304518959" table:style-name="ce39">
            <text:p>13,4%</text:p>
          </table:table-cell>
          <table:table-cell office:value-type="float" office:value="23549" table:style-name="ce38">
            <text:p>23.549</text:p>
          </table:table-cell>
          <table:table-cell office:value-type="percentage" office:value="0.11160346151294276" table:style-name="ce39">
            <text:p>11,2%</text:p>
          </table:table-cell>
          <table:table-cell office:value-type="float" office:value="910" table:style-name="ce38">
            <text:p>910</text:p>
          </table:table-cell>
          <table:table-cell office:value-type="percentage" office:value="5.5037437553676618E-3" table:style-name="ce39">
            <text:p>0,6%</text:p>
          </table:table-cell>
          <table:table-cell office:value-type="float" office:value="1293957" table:style-name="ce38">
            <text:p>1.293.957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59458022573662161" table:style-name="ce39">
            <text:p>59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325" table:style-name="ce38">
            <text:p>135.325</text:p>
          </table:table-cell>
          <table:table-cell office:value-type="percentage" office:value="1" table:style-name="ce39">
            <text:p>100,0%</text:p>
          </table:table-cell>
          <table:table-cell office:value-type="float" office:value="155802" table:style-name="ce38">
            <text:p>155.802</text:p>
          </table:table-cell>
          <table:table-cell office:value-type="percentage" office:value="0.97926474377910888" table:style-name="ce39">
            <text:p>97,9%</text:p>
          </table:table-cell>
          <table:table-cell office:value-type="float" office:value="133338" table:style-name="ce38">
            <text:p>133.338</text:p>
          </table:table-cell>
          <table:table-cell office:value-type="percentage" office:value="0.6103990038636905" table:style-name="ce39">
            <text:p>61,0%</text:p>
          </table:table-cell>
          <table:table-cell office:value-type="float" office:value="249631" table:style-name="ce38">
            <text:p>249.631</text:p>
          </table:table-cell>
          <table:table-cell office:value-type="percentage" office:value="0.8118662148186212" table:style-name="ce39">
            <text:p>81,2%</text:p>
          </table:table-cell>
          <table:table-cell office:value-type="float" office:value="205561" table:style-name="ce38">
            <text:p>205.561</text:p>
          </table:table-cell>
          <table:table-cell office:value-type="percentage" office:value="0.62177220550203416" table:style-name="ce39">
            <text:p>62,2%</text:p>
          </table:table-cell>
          <table:table-cell office:value-type="float" office:value="37513" table:style-name="ce38">
            <text:p>37.513</text:p>
          </table:table-cell>
          <table:table-cell office:value-type="percentage" office:value="0.1410788225693021" table:style-name="ce39">
            <text:p>14,1%</text:p>
          </table:table-cell>
          <table:table-cell office:value-type="float" office:value="18180" table:style-name="ce38">
            <text:p>18.180</text:p>
          </table:table-cell>
          <table:table-cell office:value-type="percentage" office:value="8.3360462930271592E-2" table:style-name="ce39">
            <text:p>8,3%</text:p>
          </table:table-cell>
          <table:table-cell office:value-type="float" office:value="710" table:style-name="ce38">
            <text:p>710</text:p>
          </table:table-cell>
          <table:table-cell office:value-type="percentage" office:value="4.0811165015059896E-3" table:style-name="ce39">
            <text:p>0,4%</text:p>
          </table:table-cell>
          <table:table-cell office:value-type="float" office:value="936060" table:style-name="ce38">
            <text:p>936.060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5175078948066768" table:style-name="ce39">
            <text:p>51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8147" table:style-name="ce38">
            <text:p>448.147</text:p>
          </table:table-cell>
          <table:table-cell office:value-type="percentage" office:value="1" table:style-name="ce39">
            <text:p>100,0%</text:p>
          </table:table-cell>
          <table:table-cell office:value-type="float" office:value="602850" table:style-name="ce38">
            <text:p>602.850</text:p>
          </table:table-cell>
          <table:table-cell office:value-type="percentage" office:value="0.94893371866795106" table:style-name="ce39">
            <text:p>94,9%</text:p>
          </table:table-cell>
          <table:table-cell office:value-type="float" office:value="655314" table:style-name="ce38">
            <text:p>655.314</text:p>
          </table:table-cell>
          <table:table-cell office:value-type="percentage" office:value="0.78238600546333259" table:style-name="ce39">
            <text:p>78,2%</text:p>
          </table:table-cell>
          <table:table-cell office:value-type="float" office:value="877916" table:style-name="ce38">
            <text:p>877.916</text:p>
          </table:table-cell>
          <table:table-cell office:value-type="percentage" office:value="0.80411438201835539" table:style-name="ce39">
            <text:p>80,4%</text:p>
          </table:table-cell>
          <table:table-cell office:value-type="float" office:value="814420" table:style-name="ce38">
            <text:p>814.420</text:p>
          </table:table-cell>
          <table:table-cell office:value-type="percentage" office:value="0.618505340780935" table:style-name="ce39">
            <text:p>61,9%</text:p>
          </table:table-cell>
          <table:table-cell office:value-type="float" office:value="186380" table:style-name="ce38">
            <text:p>186.380</text:p>
          </table:table-cell>
          <table:table-cell office:value-type="percentage" office:value="0.17841348123585654" table:style-name="ce39">
            <text:p>17,8%</text:p>
          </table:table-cell>
          <table:table-cell office:value-type="float" office:value="126918" table:style-name="ce38">
            <text:p>126.918</text:p>
          </table:table-cell>
          <table:table-cell office:value-type="percentage" office:value="0.15128466448532962" table:style-name="ce39">
            <text:p>15,1%</text:p>
          </table:table-cell>
          <table:table-cell office:value-type="float" office:value="13998" table:style-name="ce38">
            <text:p>13.998</text:p>
          </table:table-cell>
          <table:table-cell office:value-type="percentage" office:value="2.1333016340377282E-2" table:style-name="ce39">
            <text:p>2,1%</text:p>
          </table:table-cell>
          <table:table-cell office:value-type="float" office:value="3725943" table:style-name="ce38">
            <text:p>3.725.943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54247928180817551" table:style-name="ce39">
            <text:p>54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1108" table:style-name="ce38">
            <text:p>291.108</text:p>
          </table:table-cell>
          <table:table-cell office:value-type="percentage" office:value="1" table:style-name="ce39">
            <text:p>100,0%</text:p>
          </table:table-cell>
          <table:table-cell office:value-type="float" office:value="426779" table:style-name="ce38">
            <text:p>426.779</text:p>
          </table:table-cell>
          <table:table-cell office:value-type="percentage" office:value="0.97468837213551307" table:style-name="ce39">
            <text:p>97,5%</text:p>
          </table:table-cell>
          <table:table-cell office:value-type="float" office:value="439915" table:style-name="ce38">
            <text:p>439.915</text:p>
          </table:table-cell>
          <table:table-cell office:value-type="percentage" office:value="0.75752331556253527" table:style-name="ce39">
            <text:p>75,8%</text:p>
          </table:table-cell>
          <table:table-cell office:value-type="float" office:value="634448" table:style-name="ce38">
            <text:p>634.448</text:p>
          </table:table-cell>
          <table:table-cell office:value-type="percentage" office:value="0.84330629746894337" table:style-name="ce39">
            <text:p>84,3%</text:p>
          </table:table-cell>
          <table:table-cell office:value-type="float" office:value="348124" table:style-name="ce38">
            <text:p>348.124</text:p>
          </table:table-cell>
          <table:table-cell office:value-type="percentage" office:value="0.40879392382231783" table:style-name="ce39">
            <text:p>40,9%</text:p>
          </table:table-cell>
          <table:table-cell office:value-type="float" office:value="72846" table:style-name="ce38">
            <text:p>72.846</text:p>
          </table:table-cell>
          <table:table-cell office:value-type="percentage" office:value="0.11228514748928338" table:style-name="ce39">
            <text:p>11,2%</text:p>
          </table:table-cell>
          <table:table-cell office:value-type="float" office:value="48729" table:style-name="ce38">
            <text:p>48.729</text:p>
          </table:table-cell>
          <table:table-cell office:value-type="percentage" office:value="9.4412992176329036E-2" table:style-name="ce39">
            <text:p>9,4%</text:p>
          </table:table-cell>
          <table:table-cell office:value-type="float" office:value="1957" table:style-name="ce38">
            <text:p>1.957</text:p>
          </table:table-cell>
          <table:table-cell office:value-type="percentage" office:value="4.6097929244271916E-3" table:style-name="ce39">
            <text:p>0,5%</text:p>
          </table:table-cell>
          <table:table-cell office:value-type="float" office:value="2263906" table:style-name="ce38">
            <text:p>2.263.906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50438379853753812" table:style-name="ce39">
            <text:p>50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681" table:style-name="ce38">
            <text:p>76.681</text:p>
          </table:table-cell>
          <table:table-cell office:value-type="percentage" office:value="1" table:style-name="ce39">
            <text:p>100,0%</text:p>
          </table:table-cell>
          <table:table-cell office:value-type="float" office:value="91159" table:style-name="ce38">
            <text:p>91.159</text:p>
          </table:table-cell>
          <table:table-cell office:value-type="percentage" office:value="0.99219600330880753" table:style-name="ce39">
            <text:p>99,2%</text:p>
          </table:table-cell>
          <table:table-cell office:value-type="float" office:value="105153" table:style-name="ce38">
            <text:p>105.153</text:p>
          </table:table-cell>
          <table:table-cell office:value-type="percentage" office:value="0.8392299895448414" table:style-name="ce39">
            <text:p>83,9%</text:p>
          </table:table-cell>
          <table:table-cell office:value-type="float" office:value="150270" table:style-name="ce38">
            <text:p>150.270</text:p>
          </table:table-cell>
          <table:table-cell office:value-type="percentage" office:value="0.88803659228441756" table:style-name="ce39">
            <text:p>88,8%</text:p>
          </table:table-cell>
          <table:table-cell office:value-type="float" office:value="102018" table:style-name="ce38">
            <text:p>102.018</text:p>
          </table:table-cell>
          <table:table-cell office:value-type="percentage" office:value="0.63963534678420508" table:style-name="ce39">
            <text:p>64,0%</text:p>
          </table:table-cell>
          <table:table-cell office:value-type="float" office:value="22043" table:style-name="ce38">
            <text:p>22.043</text:p>
          </table:table-cell>
          <table:table-cell office:value-type="percentage" office:value="0.16514208227511443" table:style-name="ce39">
            <text:p>16,5%</text:p>
          </table:table-cell>
          <table:table-cell office:value-type="float" office:value="9261" table:style-name="ce38">
            <text:p>9.261</text:p>
          </table:table-cell>
          <table:table-cell office:value-type="percentage" office:value="8.172432050829509E-2" table:style-name="ce39">
            <text:p>8,2%</text:p>
          </table:table-cell>
          <table:table-cell office:value-type="float" office:value="366" table:style-name="ce38">
            <text:p>366</text:p>
          </table:table-cell>
          <table:table-cell office:value-type="percentage" office:value="4.3185840707964602E-3" table:style-name="ce39">
            <text:p>0,4%</text:p>
          </table:table-cell>
          <table:table-cell office:value-type="float" office:value="556951" table:style-name="ce38">
            <text:p>556.951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58415081436948635" table:style-name="ce39">
            <text:p>58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179" table:style-name="ce38">
            <text:p>239.179</text:p>
          </table:table-cell>
          <table:table-cell office:value-type="percentage" office:value="1" table:style-name="ce39">
            <text:p>100,0%</text:p>
          </table:table-cell>
          <table:table-cell office:value-type="float" office:value="287499" table:style-name="ce38">
            <text:p>287.499</text:p>
          </table:table-cell>
          <table:table-cell office:value-type="percentage" office:value="0.99219014225467794" table:style-name="ce39">
            <text:p>99,2%</text:p>
          </table:table-cell>
          <table:table-cell office:value-type="float" office:value="314491" table:style-name="ce38">
            <text:p>314.491</text:p>
          </table:table-cell>
          <table:table-cell office:value-type="percentage" office:value="0.90650482666382259" table:style-name="ce39">
            <text:p>90,7%</text:p>
          </table:table-cell>
          <table:table-cell office:value-type="float" office:value="367170" table:style-name="ce38">
            <text:p>367.170</text:p>
          </table:table-cell>
          <table:table-cell office:value-type="percentage" office:value="0.90460692455326452" table:style-name="ce39">
            <text:p>90,5%</text:p>
          </table:table-cell>
          <table:table-cell office:value-type="float" office:value="264447" table:style-name="ce38">
            <text:p>264.447</text:p>
          </table:table-cell>
          <table:table-cell office:value-type="percentage" office:value="0.5966481732589386" table:style-name="ce39">
            <text:p>59,7%</text:p>
          </table:table-cell>
          <table:table-cell office:value-type="float" office:value="41571" table:style-name="ce38">
            <text:p>41.571</text:p>
          </table:table-cell>
          <table:table-cell office:value-type="percentage" office:value="0.12854041953198436" table:style-name="ce39">
            <text:p>12,9%</text:p>
          </table:table-cell>
          <table:table-cell office:value-type="float" office:value="19562" table:style-name="ce38">
            <text:p>19.562</text:p>
          </table:table-cell>
          <table:table-cell office:value-type="percentage" office:value="8.4690948606162414E-2" table:style-name="ce39">
            <text:p>8,5%</text:p>
          </table:table-cell>
          <table:table-cell office:value-type="float" office:value="364" table:style-name="ce38">
            <text:p>364</text:p>
          </table:table-cell>
          <table:table-cell office:value-type="percentage" office:value="2.0221435833050936E-3" table:style-name="ce39">
            <text:p>0,2%</text:p>
          </table:table-cell>
          <table:table-cell office:value-type="float" office:value="1534283" table:style-name="ce38">
            <text:p>1.534.283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62509059901071384" table:style-name="ce39">
            <text:p>62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50" table:style-name="ce38">
            <text:p>23.050</text:p>
          </table:table-cell>
          <table:table-cell office:value-type="percentage" office:value="1" table:style-name="ce39">
            <text:p>100,0%</text:p>
          </table:table-cell>
          <table:table-cell office:value-type="float" office:value="28348" table:style-name="ce38">
            <text:p>28.348</text:p>
          </table:table-cell>
          <table:table-cell office:value-type="percentage" office:value="1" table:style-name="ce39">
            <text:p>100,0%</text:p>
          </table:table-cell>
          <table:table-cell office:value-type="float" office:value="32270" table:style-name="ce38">
            <text:p>32.270</text:p>
          </table:table-cell>
          <table:table-cell office:value-type="percentage" office:value="0.85555967972851155" table:style-name="ce39">
            <text:p>85,6%</text:p>
          </table:table-cell>
          <table:table-cell office:value-type="float" office:value="40844" table:style-name="ce38">
            <text:p>40.844</text:p>
          </table:table-cell>
          <table:table-cell office:value-type="percentage" office:value="0.8569150721718698" table:style-name="ce39">
            <text:p>85,7%</text:p>
          </table:table-cell>
          <table:table-cell office:value-type="float" office:value="24171" table:style-name="ce38">
            <text:p>24.171</text:p>
          </table:table-cell>
          <table:table-cell office:value-type="percentage" office:value="0.45651311689047536" table:style-name="ce39">
            <text:p>45,7%</text:p>
          </table:table-cell>
          <table:table-cell office:value-type="float" office:value="5366" table:style-name="ce38">
            <text:p>5.366</text:p>
          </table:table-cell>
          <table:table-cell office:value-type="percentage" office:value="0.1364734606678705" table:style-name="ce39">
            <text:p>13,6%</text:p>
          </table:table-cell>
          <table:table-cell office:value-type="float" office:value="3390" table:style-name="ce38">
            <text:p>3.390</text:p>
          </table:table-cell>
          <table:table-cell office:value-type="percentage" office:value="0.11130080766957778" table:style-name="ce39">
            <text:p>11,1%</text:p>
          </table:table-cell>
          <table:table-cell office:value-type="float" office:value="156" table:style-name="ce38">
            <text:p>156</text:p>
          </table:table-cell>
          <table:table-cell office:value-type="percentage" office:value="6.1099796334012219E-3" table:style-name="ce39">
            <text:p>0,6%</text:p>
          </table:table-cell>
          <table:table-cell office:value-type="float" office:value="157595" table:style-name="ce38">
            <text:p>157.595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55497059548543859" table:style-name="ce39">
            <text:p>55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7348" table:style-name="ce38">
            <text:p>367.348</text:p>
          </table:table-cell>
          <table:table-cell office:value-type="percentage" office:value="1" table:style-name="ce39">
            <text:p>100,0%</text:p>
          </table:table-cell>
          <table:table-cell office:value-type="float" office:value="501556" table:style-name="ce38">
            <text:p>501.556</text:p>
          </table:table-cell>
          <table:table-cell office:value-type="percentage" office:value="0.95338170357796614" table:style-name="ce39">
            <text:p>95,3%</text:p>
          </table:table-cell>
          <table:table-cell office:value-type="float" office:value="538334" table:style-name="ce38">
            <text:p>538.334</text:p>
          </table:table-cell>
          <table:table-cell office:value-type="percentage" office:value="0.76541503690338575" table:style-name="ce39">
            <text:p>76,5%</text:p>
          </table:table-cell>
          <table:table-cell office:value-type="float" office:value="815084" table:style-name="ce38">
            <text:p>815.084</text:p>
          </table:table-cell>
          <table:table-cell office:value-type="percentage" office:value="0.83788882001433007" table:style-name="ce39">
            <text:p>83,8%</text:p>
          </table:table-cell>
          <table:table-cell office:value-type="float" office:value="426291" table:style-name="ce38">
            <text:p>426.291</text:p>
          </table:table-cell>
          <table:table-cell office:value-type="percentage" office:value="0.36561029390953975" table:style-name="ce39">
            <text:p>36,6%</text:p>
          </table:table-cell>
          <table:table-cell office:value-type="float" office:value="152078" table:style-name="ce38">
            <text:p>152.078</text:p>
          </table:table-cell>
          <table:table-cell office:value-type="percentage" office:value="0.16014279095236089" table:style-name="ce39">
            <text:p>16,0%</text:p>
          </table:table-cell>
          <table:table-cell office:value-type="float" office:value="90724" table:style-name="ce38">
            <text:p>90.724</text:p>
          </table:table-cell>
          <table:table-cell office:value-type="percentage" office:value="0.1221913195730496" table:style-name="ce39">
            <text:p>12,2%</text:p>
          </table:table-cell>
          <table:table-cell office:value-type="float" office:value="4772" table:style-name="ce38">
            <text:p>4.772</text:p>
          </table:table-cell>
          <table:table-cell office:value-type="percentage" office:value="8.6208453920389051E-3" table:style-name="ce39">
            <text:p>0,9%</text:p>
          </table:table-cell>
          <table:table-cell office:value-type="float" office:value="2896187" table:style-name="ce38">
            <text:p>2.896.187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48447934463009562" table:style-name="ce39">
            <text:p>48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219" table:style-name="ce38">
            <text:p>72.219</text:p>
          </table:table-cell>
          <table:table-cell office:value-type="percentage" office:value="1" table:style-name="ce39">
            <text:p>100,0%</text:p>
          </table:table-cell>
          <table:table-cell office:value-type="float" office:value="98585" table:style-name="ce38">
            <text:p>98.585</text:p>
          </table:table-cell>
          <table:table-cell office:value-type="percentage" office:value="0.95807539431870081" table:style-name="ce39">
            <text:p>95,8%</text:p>
          </table:table-cell>
          <table:table-cell office:value-type="float" office:value="101676" table:style-name="ce38">
            <text:p>101.676</text:p>
          </table:table-cell>
          <table:table-cell office:value-type="percentage" office:value="0.69210191342940186" table:style-name="ce39">
            <text:p>69,2%</text:p>
          </table:table-cell>
          <table:table-cell office:value-type="float" office:value="180891" table:style-name="ce38">
            <text:p>180.891</text:p>
          </table:table-cell>
          <table:table-cell office:value-type="percentage" office:value="0.84823404734216157" table:style-name="ce39">
            <text:p>84,8%</text:p>
          </table:table-cell>
          <table:table-cell office:value-type="float" office:value="163697" table:style-name="ce38">
            <text:p>163.697</text:p>
          </table:table-cell>
          <table:table-cell office:value-type="percentage" office:value="0.64407826658325362" table:style-name="ce39">
            <text:p>64,4%</text:p>
          </table:table-cell>
          <table:table-cell office:value-type="float" office:value="25165" table:style-name="ce38">
            <text:p>25.165</text:p>
          </table:table-cell>
          <table:table-cell office:value-type="percentage" office:value="0.12040497026358474" table:style-name="ce39">
            <text:p>12,0%</text:p>
          </table:table-cell>
          <table:table-cell office:value-type="float" office:value="19703" table:style-name="ce38">
            <text:p>19.703</text:p>
          </table:table-cell>
          <table:table-cell office:value-type="percentage" office:value="0.11438739491895407" table:style-name="ce39">
            <text:p>11,4%</text:p>
          </table:table-cell>
          <table:table-cell office:value-type="float" office:value="1071" table:style-name="ce38">
            <text:p>1.071</text:p>
          </table:table-cell>
          <table:table-cell office:value-type="percentage" office:value="7.5478878599517952E-3" table:style-name="ce39">
            <text:p>0,8%</text:p>
          </table:table-cell>
          <table:table-cell office:value-type="float" office:value="663007" table:style-name="ce38">
            <text:p>663.007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50605928998265071" table:style-name="ce39">
            <text:p>50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885" table:style-name="ce38">
            <text:p>41.885</text:p>
          </table:table-cell>
          <table:table-cell office:value-type="percentage" office:value="1" table:style-name="ce39">
            <text:p>100,0%</text:p>
          </table:table-cell>
          <table:table-cell office:value-type="float" office:value="55418" table:style-name="ce38">
            <text:p>55.418</text:p>
          </table:table-cell>
          <table:table-cell office:value-type="percentage" office:value="0.9932965299684543" table:style-name="ce39">
            <text:p>99,3%</text:p>
          </table:table-cell>
          <table:table-cell office:value-type="float" office:value="49324" table:style-name="ce38">
            <text:p>49.324</text:p>
          </table:table-cell>
          <table:table-cell office:value-type="percentage" office:value="0.667948648502248" table:style-name="ce39">
            <text:p>66,8%</text:p>
          </table:table-cell>
          <table:table-cell office:value-type="float" office:value="85756" table:style-name="ce38">
            <text:p>85.756</text:p>
          </table:table-cell>
          <table:table-cell office:value-type="percentage" office:value="0.886880261443316" table:style-name="ce39">
            <text:p>88,7%</text:p>
          </table:table-cell>
          <table:table-cell office:value-type="float" office:value="72809" table:style-name="ce38">
            <text:p>72.809</text:p>
          </table:table-cell>
          <table:table-cell office:value-type="percentage" office:value="0.67414492324216213" table:style-name="ce39">
            <text:p>67,4%</text:p>
          </table:table-cell>
          <table:table-cell office:value-type="float" office:value="13046" table:style-name="ce38">
            <text:p>13.046</text:p>
          </table:table-cell>
          <table:table-cell office:value-type="percentage" office:value="0.16038652094269804" table:style-name="ce39">
            <text:p>16,0%</text:p>
          </table:table-cell>
          <table:table-cell office:value-type="float" office:value="8522" table:style-name="ce38">
            <text:p>8.522</text:p>
          </table:table-cell>
          <table:table-cell office:value-type="percentage" office:value="0.12508990561744976" table:style-name="ce39">
            <text:p>12,5%</text:p>
          </table:table-cell>
          <table:table-cell office:value-type="float" office:value="458" table:style-name="ce38">
            <text:p>458</text:p>
          </table:table-cell>
          <table:table-cell office:value-type="percentage" office:value="8.1222955238703272E-3" table:style-name="ce39">
            <text:p>0,8%</text:p>
          </table:table-cell>
          <table:table-cell office:value-type="float" office:value="327218" table:style-name="ce38">
            <text:p>327.218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56285499024690633" table:style-name="ce39">
            <text:p>56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0046" table:style-name="ce38">
            <text:p>160.046</text:p>
          </table:table-cell>
          <table:table-cell office:value-type="percentage" office:value="1.013270022158911" table:style-name="ce39">
            <text:p>101,3%</text:p>
          </table:table-cell>
          <table:table-cell office:value-type="float" office:value="208591" table:style-name="ce38">
            <text:p>208.591</text:p>
          </table:table-cell>
          <table:table-cell office:value-type="percentage" office:value="0.97892820101276046" table:style-name="ce39">
            <text:p>97,9%</text:p>
          </table:table-cell>
          <table:table-cell office:value-type="float" office:value="167495" table:style-name="ce38">
            <text:p>167.495</text:p>
          </table:table-cell>
          <table:table-cell office:value-type="percentage" office:value="0.5979423030926142" table:style-name="ce39">
            <text:p>59,8%</text:p>
          </table:table-cell>
          <table:table-cell office:value-type="float" office:value="296873" table:style-name="ce38">
            <text:p>296.873</text:p>
          </table:table-cell>
          <table:table-cell office:value-type="percentage" office:value="0.87321495277621719" table:style-name="ce39">
            <text:p>87,3%</text:p>
          </table:table-cell>
          <table:table-cell office:value-type="float" office:value="183954" table:style-name="ce38">
            <text:p>183.954</text:p>
          </table:table-cell>
          <table:table-cell office:value-type="percentage" office:value="0.50797358981368723" table:style-name="ce39">
            <text:p>50,8%</text:p>
          </table:table-cell>
          <table:table-cell office:value-type="float" office:value="41520" table:style-name="ce38">
            <text:p>41.520</text:p>
          </table:table-cell>
          <table:table-cell office:value-type="percentage" office:value="0.15935949152347215" table:style-name="ce39">
            <text:p>15,9%</text:p>
          </table:table-cell>
          <table:table-cell office:value-type="float" office:value="27877" table:style-name="ce38">
            <text:p>27.877</text:p>
          </table:table-cell>
          <table:table-cell office:value-type="percentage" office:value="0.13832405450196988" table:style-name="ce39">
            <text:p>13,8%</text:p>
          </table:table-cell>
          <table:table-cell office:value-type="float" office:value="1438" table:style-name="ce38">
            <text:p>1.438</text:p>
          </table:table-cell>
          <table:table-cell office:value-type="percentage" office:value="8.5287593561320478E-3" table:style-name="ce39">
            <text:p>0,9%</text:p>
          </table:table-cell>
          <table:table-cell office:value-type="float" office:value="1087794" table:style-name="ce38">
            <text:p>1.087.794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5482990186714034" table:style-name="ce39">
            <text:p>54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40" table:style-name="ce38">
            <text:p>2.340</text:p>
          </table:table-cell>
          <table:table-cell office:value-type="percentage" office:value="0.89827255278310936" table:style-name="ce39">
            <text:p>89,8%</text:p>
          </table:table-cell>
          <table:table-cell office:value-type="float" office:value="3759" table:style-name="ce38">
            <text:p>3.759</text:p>
          </table:table-cell>
          <table:table-cell office:value-type="percentage" office:value="0.87054191755442334" table:style-name="ce39">
            <text:p>87,1%</text:p>
          </table:table-cell>
          <table:table-cell office:value-type="float" office:value="5661" table:style-name="ce38">
            <text:p>5.661</text:p>
          </table:table-cell>
          <table:table-cell office:value-type="percentage" office:value="0.72050400916380297" table:style-name="ce39">
            <text:p>72,1%</text:p>
          </table:table-cell>
          <table:table-cell office:value-type="float" office:value="9389" table:style-name="ce38">
            <text:p>9.389</text:p>
          </table:table-cell>
          <table:table-cell office:value-type="percentage" office:value="0.81247836621668401" table:style-name="ce39">
            <text:p>81,2%</text:p>
          </table:table-cell>
          <table:table-cell office:value-type="float" office:value="9099" table:style-name="ce38">
            <text:p>9.099</text:p>
          </table:table-cell>
          <table:table-cell office:value-type="percentage" office:value="0.71974371143806359" table:style-name="ce39">
            <text:p>72,0%</text:p>
          </table:table-cell>
          <table:table-cell office:value-type="float" office:value="5295" table:style-name="ce38">
            <text:p>5.295</text:p>
          </table:table-cell>
          <table:table-cell office:value-type="percentage" office:value="0.44518244493021691" table:style-name="ce39">
            <text:p>44,5%</text:p>
          </table:table-cell>
          <table:table-cell office:value-type="float" office:value="1546" table:style-name="ce38">
            <text:p>1.546</text:p>
          </table:table-cell>
          <table:table-cell office:value-type="percentage" office:value="0.14096835962432752" table:style-name="ce39">
            <text:p>14,1%</text:p>
          </table:table-cell>
          <table:table-cell office:value-type="float" office:value="182" table:style-name="ce38">
            <text:p>182</text:p>
          </table:table-cell>
          <table:table-cell office:value-type="percentage" office:value="1.9943019943019943E-2" table:style-name="ce39">
            <text:p>2,0%</text:p>
          </table:table-cell>
          <table:table-cell office:value-type="float" office:value="37271" table:style-name="ce38">
            <text:p>37.271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52520256464454307" table:style-name="ce39">
            <text:p>52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06" table:style-name="ce38">
            <text:p>1.906</text:p>
          </table:table-cell>
          <table:table-cell office:value-type="percentage" office:value="0.81140911025968498" table:style-name="ce39">
            <text:p>81,1%</text:p>
          </table:table-cell>
          <table:table-cell office:value-type="float" office:value="3131" table:style-name="ce38">
            <text:p>3.131</text:p>
          </table:table-cell>
          <table:table-cell office:value-type="percentage" office:value="0.83537886872998934" table:style-name="ce39">
            <text:p>83,5%</text:p>
          </table:table-cell>
          <table:table-cell office:value-type="float" office:value="6323" table:style-name="ce38">
            <text:p>6.323</text:p>
          </table:table-cell>
          <table:table-cell office:value-type="percentage" office:value="0.80784464034751502" table:style-name="ce39">
            <text:p>80,8%</text:p>
          </table:table-cell>
          <table:table-cell office:value-type="float" office:value="8786" table:style-name="ce38">
            <text:p>8.786</text:p>
          </table:table-cell>
          <table:table-cell office:value-type="percentage" office:value="0.77759093725108419" table:style-name="ce39">
            <text:p>77,8%</text:p>
          </table:table-cell>
          <table:table-cell office:value-type="float" office:value="8670" table:style-name="ce38">
            <text:p>8.670</text:p>
          </table:table-cell>
          <table:table-cell office:value-type="percentage" office:value="0.72237960339943341" table:style-name="ce39">
            <text:p>72,2%</text:p>
          </table:table-cell>
          <table:table-cell office:value-type="float" office:value="4894" table:style-name="ce38">
            <text:p>4.894</text:p>
          </table:table-cell>
          <table:table-cell office:value-type="percentage" office:value="0.40336272974532267" table:style-name="ce39">
            <text:p>40,3%</text:p>
          </table:table-cell>
          <table:table-cell office:value-type="float" office:value="1552" table:style-name="ce38">
            <text:p>1.552</text:p>
          </table:table-cell>
          <table:table-cell office:value-type="percentage" office:value="0.12938724468528554" table:style-name="ce39">
            <text:p>12,9%</text:p>
          </table:table-cell>
          <table:table-cell office:value-type="float" office:value="257" table:style-name="ce38">
            <text:p>257</text:p>
          </table:table-cell>
          <table:table-cell office:value-type="percentage" office:value="2.6843534572801336E-2" table:style-name="ce39">
            <text:p>2,7%</text:p>
          </table:table-cell>
          <table:table-cell office:value-type="float" office:value="35519" table:style-name="ce38">
            <text:p>35.519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50078249467762626" table:style-name="ce39">
            <text:p>50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1" table:style-name="ce38">
            <text:p>21</text:p>
          </table:table-cell>
          <table:table-cell office:value-type="string" table:style-name="ce39">
            <text:p>-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3045" table:style-name="ce38">
            <text:p>3.045</text:p>
          </table:table-cell>
          <table:table-cell office:value-type="string" table:style-name="ce39">
            <text:p>-</text:p>
          </table:table-cell>
          <table:table-cell office:value-type="float" office:value="8272" table:style-name="ce38">
            <text:p>8.272</text:p>
          </table:table-cell>
          <table:table-cell office:value-type="string" table:style-name="ce39">
            <text:p>-</text:p>
          </table:table-cell>
          <table:table-cell office:value-type="float" office:value="18095" table:style-name="ce38">
            <text:p>18.095</text:p>
          </table:table-cell>
          <table:table-cell office:value-type="string" table:style-name="ce39">
            <text:p>-</text:p>
          </table:table-cell>
          <table:table-cell office:value-type="float" office:value="23673" table:style-name="ce38">
            <text:p>23.673</text:p>
          </table:table-cell>
          <table:table-cell office:value-type="string" table:style-name="ce39">
            <text:p>-</text:p>
          </table:table-cell>
          <table:table-cell office:value-type="float" office:value="17305" table:style-name="ce38">
            <text:p>17.305</text:p>
          </table:table-cell>
          <table:table-cell office:value-type="string" table:style-name="ce39">
            <text:p>-</text:p>
          </table:table-cell>
          <table:table-cell office:value-type="float" office:value="611" table:style-name="ce38">
            <text:p>611</text:p>
          </table:table-cell>
          <table:table-cell office:value-type="string" table:style-name="ce39">
            <text:p>-</text:p>
          </table:table-cell>
          <table:table-cell office:value-type="float" office:value="71035" table:style-name="ce38">
            <text:p>71.035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4" table:style-name="ce41">
            <text:p>14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83" table:style-name="ce41">
            <text:p>83</text:p>
          </table:table-cell>
          <table:table-cell office:value-type="string" table:style-name="ce42">
            <text:p>-</text:p>
          </table:table-cell>
          <table:table-cell office:value-type="float" office:value="314" table:style-name="ce41">
            <text:p>314</text:p>
          </table:table-cell>
          <table:table-cell office:value-type="string" table:style-name="ce42">
            <text:p>-</text:p>
          </table:table-cell>
          <table:table-cell office:value-type="float" office:value="495" table:style-name="ce41">
            <text:p>495</text:p>
          </table:table-cell>
          <table:table-cell office:value-type="string" table:style-name="ce42">
            <text:p>-</text:p>
          </table:table-cell>
          <table:table-cell office:value-type="float" office:value="416" table:style-name="ce41">
            <text:p>416</text:p>
          </table:table-cell>
          <table:table-cell office:value-type="string" table:style-name="ce42">
            <text:p>-</text:p>
          </table:table-cell>
          <table:table-cell office:value-type="float" office:value="325" table:style-name="ce41">
            <text:p>325</text:p>
          </table:table-cell>
          <table:table-cell office:value-type="string" table:style-name="ce42">
            <text:p>-</text:p>
          </table:table-cell>
          <table:table-cell office:value-type="float" office:value="14" table:style-name="ce41">
            <text:p>14</text:p>
          </table:table-cell>
          <table:table-cell office:value-type="string" table:style-name="ce42">
            <text:p>-</text:p>
          </table:table-cell>
          <table:table-cell office:value-type="float" office:value="1680" table:style-name="ce41">
            <text:p>1.680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77610" table:style-name="ce45">
            <text:p>2.877.610</text:p>
          </table:table-cell>
          <table:table-cell office:value-type="percentage" office:value="1" table:style-name="ce46">
            <text:p>100,0%</text:p>
          </table:table-cell>
          <table:table-cell office:value-type="float" office:value="3858815" table:style-name="ce45">
            <text:p>3.858.815</text:p>
          </table:table-cell>
          <table:table-cell office:value-type="percentage" office:value="0.97443715917369622" table:style-name="ce46">
            <text:p>97,4%</text:p>
          </table:table-cell>
          <table:table-cell office:value-type="float" office:value="3925869" table:style-name="ce45">
            <text:p>3.925.869</text:p>
          </table:table-cell>
          <table:table-cell office:value-type="percentage" office:value="0.73559664574724382" table:style-name="ce46">
            <text:p>73,6%</text:p>
          </table:table-cell>
          <table:table-cell office:value-type="float" office:value="5895886" table:style-name="ce45">
            <text:p>5.895.886</text:p>
          </table:table-cell>
          <table:table-cell office:value-type="percentage" office:value="0.83828088810582102" table:style-name="ce46">
            <text:p>83,8%</text:p>
          </table:table-cell>
          <table:table-cell office:value-type="float" office:value="4299156" table:style-name="ce45">
            <text:p>4.299.156</text:p>
          </table:table-cell>
          <table:table-cell office:value-type="percentage" office:value="0.54476676047364481" table:style-name="ce46">
            <text:p>54,5%</text:p>
          </table:table-cell>
          <table:table-cell office:value-type="float" office:value="1025596" table:style-name="ce45">
            <text:p>1.025.596</text:p>
          </table:table-cell>
          <table:table-cell office:value-type="percentage" office:value="0.16461150265881677" table:style-name="ce46">
            <text:p>16,5%</text:p>
          </table:table-cell>
          <table:table-cell office:value-type="float" office:value="589891" table:style-name="ce45">
            <text:p>589.891</text:p>
          </table:table-cell>
          <table:table-cell office:value-type="percentage" office:value="0.11929907940719647" table:style-name="ce46">
            <text:p>11,9%</text:p>
          </table:table-cell>
          <table:table-cell office:value-type="float" office:value="38911" table:style-name="ce45">
            <text:p>38.911</text:p>
          </table:table-cell>
          <table:table-cell office:value-type="percentage" office:value="1.0006207752438741E-2" table:style-name="ce46">
            <text:p>1,0%</text:p>
          </table:table-cell>
          <table:table-cell office:value-type="float" office:value="22511734" table:style-name="ce45">
            <text:p>22.511.734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53446881441369642" table:style-name="ce46">
            <text:p>53,4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7-14T14:55:33Z</meta:creation-date>
    <dc:date>2021-07-14T14:56:15Z</dc:date>
  </office:meta>
</office:document-meta>
</file>